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0.2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76pt"/>
    </style:style>
    <style:style style:name="co4" style:family="table-column">
      <style:table-column-properties fo:break-before="auto" style:column-width="56.75pt"/>
    </style:style>
    <style:style style:name="co5" style:family="table-column">
      <style:table-column-properties fo:break-before="auto" style:column-width="89.26pt"/>
    </style:style>
    <style:style style:name="co6" style:family="table-column">
      <style:table-column-properties fo:break-before="auto" style:column-width="94.71pt"/>
    </style:style>
    <style:style style:name="co7" style:family="table-column">
      <style:table-column-properties fo:break-before="auto" style:column-width="69.14pt"/>
    </style:style>
    <style:style style:name="co8" style:family="table-column">
      <style:table-column-properties fo:break-before="auto" style:column-width="95.44pt"/>
    </style:style>
    <style:style style:name="co9" style:family="table-column">
      <style:table-column-properties fo:break-before="auto" style:column-width="82.29pt"/>
    </style:style>
    <style:style style:name="co10" style:family="table-column">
      <style:table-column-properties fo:break-before="auto" style:column-width="115.6pt"/>
    </style:style>
    <style:style style:name="co11" style:family="table-column">
      <style:table-column-properties fo:break-before="auto" style:column-width="83.59pt"/>
    </style:style>
    <style:style style:name="co12" style:family="table-column">
      <style:table-column-properties fo:break-before="auto" style:column-width="132.66pt"/>
    </style:style>
    <style:style style:name="co13" style:family="table-column">
      <style:table-column-properties fo:break-before="auto" style:column-width="14.91pt"/>
    </style:style>
    <style:style style:name="co14" style:family="table-column">
      <style:table-column-properties fo:break-before="auto" style:column-width="21.09pt"/>
    </style:style>
    <style:style style:name="co15" style:family="table-column">
      <style:table-column-properties fo:break-before="auto" style:column-width="77.64pt"/>
    </style:style>
    <style:style style:name="co16" style:family="table-column">
      <style:table-column-properties fo:break-before="auto" style:column-width="119.45pt"/>
    </style:style>
    <style:style style:name="co17" style:family="table-column">
      <style:table-column-properties fo:break-before="auto" style:column-width="48.19pt"/>
    </style:style>
    <style:style style:name="co18" style:family="table-column">
      <style:table-column-properties fo:break-before="auto" style:column-width="37.39pt"/>
    </style:style>
    <style:style style:name="co19" style:family="table-column">
      <style:table-column-properties fo:break-before="auto" style:column-width="90.06pt"/>
    </style:style>
    <style:style style:name="co20" style:family="table-column">
      <style:table-column-properties fo:break-before="auto" style:column-width="176pt"/>
    </style:style>
    <style:style style:name="co21" style:family="table-column">
      <style:table-column-properties fo:break-before="auto" style:column-width="188.39pt"/>
    </style:style>
    <style:style style:name="co22" style:family="table-column">
      <style:table-column-properties fo:break-before="auto" style:column-width="69.9pt"/>
    </style:style>
    <style:style style:name="co23" style:family="table-column">
      <style:table-column-properties fo:break-before="auto" style:column-width="24.21pt"/>
    </style:style>
    <style:style style:name="co24" style:family="table-column">
      <style:table-column-properties fo:break-before="auto" style:column-width="124.89pt"/>
    </style:style>
    <style:style style:name="co25" style:family="table-column">
      <style:table-column-properties fo:break-before="auto" style:column-width="114.8pt"/>
    </style:style>
    <style:style style:name="co26" style:family="table-column">
      <style:table-column-properties fo:break-before="auto" style:column-width="109.39pt"/>
    </style:style>
    <style:style style:name="co27" style:family="table-column">
      <style:table-column-properties fo:break-before="auto" style:column-width="114.04pt"/>
    </style:style>
    <style:style style:name="co28" style:family="table-column">
      <style:table-column-properties fo:break-before="auto" style:column-width="124.1pt"/>
    </style:style>
    <style:style style:name="co29" style:family="table-column">
      <style:table-column-properties fo:break-before="auto" style:column-width="83.85pt"/>
    </style:style>
    <style:style style:name="co30" style:family="table-column">
      <style:table-column-properties fo:break-before="auto" style:column-width="88.5pt"/>
    </style:style>
    <style:style style:name="co31" style:family="table-column">
      <style:table-column-properties fo:break-before="auto" style:column-width="86.94pt"/>
    </style:style>
    <style:style style:name="co35" style:family="table-column">
      <style:table-column-properties fo:break-before="auto" style:column-width="168.24pt"/>
    </style:style>
    <style:style style:name="co33" style:family="table-column">
      <style:table-column-properties fo:break-before="auto" style:column-width="303pt"/>
    </style:style>
    <style:style style:name="co34" style:family="table-column">
      <style:table-column-properties fo:break-before="auto" style:column-width="79.2pt"/>
    </style:style>
    <style:style style:name="co36" style:family="table-column">
      <style:table-column-properties fo:break-before="auto" style:column-width="72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 style:data-style-name="N137">
      <style:table-cell-properties fo:background-color="#00ff66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37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2" style:family="table-cell" style:parent-style-name="Default" style:data-style-name="N137">
      <style:table-cell-properties fo:background-color="#00ff66"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137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5" style:family="table-cell" style:parent-style-name="Default" style:data-style-name="N137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7" style:family="table-cell" style:parent-style-name="Default" style:data-style-name="N137">
      <style:table-cell-properties fo:background-color="#ff9999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37">
      <style:table-cell-properties fo:background-color="#ff99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9" style:family="table-cell" style:parent-style-name="Default" style:data-style-name="N137">
      <style:table-cell-properties fo:background-color="#ff9999"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style:text-position=""/>
    </style:style>
    <style:style style:name="ce20" style:family="table-cell" style:parent-style-name="Default" style:data-style-name="N137">
      <style:table-cell-properties fo:background-color="#ffcc00"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37">
      <style:table-cell-properties fo:background-color="#99ff99" style:text-align-source="fix" style:repeat-content="false" fo:border="0.06pt solid #000000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00ff66" fo:border="0.06pt solid #000000"/>
      <style:text-properties style:text-position=""/>
    </style:style>
    <style:style style:name="ce4" style:family="table-cell" style:parent-style-name="Default" style:data-style-name="N137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6" style:family="table-cell" style:parent-style-name="Default">
      <style:table-cell-properties fo:background-color="#ff9900" fo:border="0.06pt solid #000000"/>
      <style:text-properties style:text-position=""/>
    </style:style>
    <style:style style:name="ce27" style:family="table-cell" style:parent-style-name="Default">
      <style:table-cell-properties fo:background-color="transparent" fo:border="0.06pt solid #000000"/>
      <style:text-properties style:text-position="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pt"/>
      <style:text-properties style:text-position="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pt"/>
      <style:text-properties style:text-position=""/>
    </style:style>
    <style:style style:name="ce30" style:family="table-cell" style:parent-style-name="Default">
      <style:table-cell-properties style:shrink-to-fit="true"/>
      <style:text-properties style:text-position="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pt"/>
      <style:text-properties style:text-position="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pt"/>
      <style:text-properties style:text-position=""/>
    </style:style>
    <style:style style:name="ce33" style:family="table-cell" style:parent-style-name="Default">
      <style:table-cell-properties fo:background-color="#00ff66"/>
      <style:text-properties style:text-position=""/>
    </style:style>
    <style:style style:name="ce34" style:family="table-cell" style:parent-style-name="Default">
      <style:table-cell-properties fo:background-color="#ff9900"/>
      <style:text-properties style:text-position=""/>
    </style:style>
    <style:style style:name="ce35" style:family="table-cell" style:parent-style-name="Default">
      <style:table-cell-properties fo:background-color="transparent"/>
      <style:text-properties style:text-position=""/>
    </style:style>
    <style:style style:name="ce36" style:family="table-cell" style:parent-style-name="Default">
      <style:table-cell-properties fo:background-color="#ffff00"/>
      <style:text-properties style:text-position="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pt"/>
      <style:text-properties style:text-position=""/>
    </style:style>
    <style:style style:name="ce39" style:family="table-cell" style:parent-style-name="Default">
      <style:table-cell-properties fo:background-color="#ff3333" fo:border="0.06pt solid #000000"/>
      <style:text-properties style:text-position=""/>
    </style:style>
    <style:style style:name="ce40" style:family="table-cell" style:parent-style-name="Default">
      <style:table-cell-properties fo:border="0.06pt solid #000000"/>
      <style:text-properties style:text-position=""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text-position=""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text-position=""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text-position=""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50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/>
    </style:style>
    <style:style style:name="ce52" style:family="table-cell" style:parent-style-name="Default">
      <style:table-cell-properties fo:background-color="#ccff99" fo:border="0.06pt solid #000000"/>
      <style:text-properties style:text-position="" fo:font-weight="bold" style:font-weight-asian="bold" style:font-weight-complex="bold"/>
    </style:style>
    <style:style style:name="ce53" style:family="table-cell" style:parent-style-name="Default">
      <style:table-cell-properties fo:background-color="#99ff99" fo:border="0.06pt solid #000000"/>
      <style:text-properties style:text-position="" style:font-name="DejaVu Sans" fo:font-size="10pt" style:font-size-asian="10pt" style:font-size-complex="10pt"/>
    </style:style>
    <style:style style:name="ce54" style:family="table-cell" style:parent-style-name="Default">
      <style:table-cell-properties fo:border="0.06pt solid #000000"/>
      <style:text-properties style:text-position="" style:font-name="DejaVu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6" style:family="table-cell" style:parent-style-name="Default">
      <style:text-properties style:text-position="" style:font-name="DejaVu Sans" fo:font-size="10pt" style:font-size-asian="10pt" style:font-size-complex="10pt"/>
    </style:style>
    <style:style style:name="ce100" style:family="table-cell" style:parent-style-name="Default" style:data-style-name="N137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66" style:text-position="" style:font-name="Arial" fo:font-size="10pt" style:font-size-asian="10pt" style:font-size-complex="10pt"/>
    </style:style>
    <style:style style:name="ce101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2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4" style:family="table-cell" style:parent-style-name="Default" style:data-style-name="N4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105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06" style:family="table-cell" style:parent-style-name="Default" style:data-style-name="N4">
      <style:text-properties style:text-position="" style:font-name="Arial" fo:font-size="10pt" style:font-size-asian="10pt" style:font-size-complex="10pt"/>
    </style:style>
    <style:style style:name="ce107" style:family="table-cell" style:parent-style-name="Default" style:data-style-name="N4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4">
      <style:table-cell-properties fo:background-color="transparen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0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2" style:family="table-cell" style:parent-style-name="Default" style:data-style-name="N37">
      <style:text-properties style:text-position="" style:font-name="Arial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1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3" style:family="table-cell" style:parent-style-name="Default">
      <style:text-properties style:text-position="" style:font-name="Arial"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 style:font-name="Arial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text-position="" style:font-name="Arial" fo:font-size="10pt" style:font-size-asian="10pt" style:font-size-complex="10pt"/>
    </style:style>
    <style:style style:name="ce6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0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pt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Arial" fo:font-size="10pt" style:font-size-asian="10pt" style:font-size-complex="10pt"/>
    </style:style>
    <style:style style:name="ce73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74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8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9" style:family="table-cell" style:parent-style-name="Default" style:data-style-name="N137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pt"/>
      <style:text-properties style:text-position="" style:font-name="Arial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text-position="" style:font-name="Arial" fo:font-size="10pt" style:font-size-asian="10pt" style:font-size-complex="10pt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text-position="" style:font-name="Arial" fo:font-size="10pt" style:font-size-asian="10pt" style:font-size-complex="10pt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text-position="" style:font-name="Arial" fo:font-size="10pt" style:font-size-asian="10pt" style:font-size-complex="10pt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text-position="" style:font-name="Arial" fo:font-size="10pt" style:font-size-asian="10pt" style:font-size-complex="10pt"/>
    </style:style>
    <style:style style:name="ce84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0.06pt solid #000000" style:rotation-align="none"/>
      <style:text-properties style:text-position="" style:font-name="Arial" fo:font-size="10pt" style:font-size-asian="10pt" style:font-size-complex="10pt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text-position=""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text-position="" style:font-name="Arial" fo:font-size="10pt" style:font-size-asian="10pt" style:font-size-complex="10pt"/>
    </style:style>
    <style:style style:name="ce88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pt"/>
      <style:text-properties style:text-position="" style:font-name="Arial" fo:font-size="10pt" style:font-size-asian="10pt" style:font-size-complex="10pt"/>
    </style:style>
    <style:style style:name="ce89" style:family="table-cell" style:parent-style-name="Excel_20_Built-in_20_Currency" style:data-style-name="N131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90" style:family="table-cell" style:parent-style-name="Default" style:data-style-name="N137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Arial" fo:font-size="10pt" style:font-size-asian="10pt" style:font-size-complex="10pt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Arial"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Arial" fo:font-size="10pt" style:font-size-asian="10pt" style:font-size-complex="10pt"/>
    </style:style>
    <style:style style:name="ce9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Arial" fo:font-size="10pt" style:font-size-asian="10pt" style:font-size-complex="10pt"/>
    </style:style>
    <style:style style:name="ce94" style:family="table-cell" style:parent-style-name="Default" style:data-style-name="N1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 style:font-name="Arial" fo:font-size="10pt" style:font-size-asian="10pt" style:font-size-complex="10pt"/>
    </style:style>
    <style:style style:name="ce95" style:family="table-cell" style:parent-style-name="Default" style:data-style-name="N13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 style:font-name="Arial" fo:font-size="10pt" style:font-size-asian="10pt" style:font-size-complex="10pt"/>
    </style:style>
    <style:style style:name="ce96" style:family="table-cell" style:parent-style-name="Default" style:data-style-name="N137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 style:font-name="Arial" fo:font-size="10pt" style:font-size-asian="10pt" style:font-size-complex="10pt"/>
    </style:style>
    <style:style style:name="ce98" style:family="table-cell" style:parent-style-name="Default" style:data-style-name="N137">
      <style:text-properties style:text-position="" style:font-name="Arial" fo:font-size="10pt" style:font-size-asian="10pt" style:font-size-complex="10pt"/>
    </style:style>
    <style:style style:name="ce99" style:family="table-cell" style:parent-style-name="Default" style:data-style-name="N137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14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15" style:family="table-cell" style:parent-style-name="Default" style:data-style-name="N37">
      <style:table-cell-properties fo:border="0.06pt solid #000000"/>
      <style:text-properties style:text-position=""/>
    </style:style>
    <style:style style:name="ce117" style:family="table-cell" style:parent-style-name="Default" style:data-style-name="N137">
      <style:table-cell-properties fo:border="0.06pt solid #000000"/>
      <style:text-properties style:text-position=""/>
    </style:style>
    <style:style style:name="ce120" style:family="table-cell" style:parent-style-name="Default" style:data-style-name="N137">
      <style:text-properties style:text-position=""/>
    </style:style>
    <style:style style:name="ce139" style:family="table-cell" style:parent-style-name="Default">
      <style:table-cell-properties fo:border="0.06pt solid #000000"/>
    </style:style>
    <style:style style:name="ce140" style:family="table-cell" style:parent-style-name="Default">
      <style:table-cell-properties fo:background-color="#ffff00" fo:border="0.06pt solid #000000"/>
    </style:style>
    <style:style style:name="ce141" style:family="table-cell" style:parent-style-name="Default">
      <style:table-cell-properties fo:background-color="#00ff66" fo:border="0.06pt solid #000000"/>
    </style:style>
    <style:style style:name="ce142" style:family="table-cell" style:parent-style-name="Default" style:data-style-name="N137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46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pt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48" style:family="table-cell" style:parent-style-name="Default" style:data-style-name="N137">
      <style:table-cell-properties fo:background-color="#00ff66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49" style:family="table-cell" style:parent-style-name="Default" style:data-style-name="N137">
      <style:table-cell-properties style:text-align-source="fix" style:repeat-content="false" fo:border="0.06pt solid #000000"/>
      <style:paragraph-properties fo:text-align="center" fo:margin-left="0pt"/>
    </style:style>
    <style:style style:name="ce150" style:family="table-cell" style:parent-style-name="Default" style:data-style-name="N137">
      <style:table-cell-properties fo:background-color="#00ff6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1" style:family="table-cell" style:parent-style-name="Default" style:data-style-name="N137">
      <style:table-cell-properties style:text-align-source="fix" style:repeat-content="false"/>
      <style:paragraph-properties fo:text-align="center" fo:margin-left="0pt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3" style:family="table-cell" style:parent-style-name="Default" style:data-style-name="N137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pt"/>
    </style:style>
    <style:style style:name="ce155" style:family="table-cell" style:parent-style-name="Default" style:data-style-name="N137">
      <style:table-cell-properties fo:background-color="#ff99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56" style:family="table-cell" style:parent-style-name="Default" style:data-style-name="N137">
      <style:table-cell-properties fo:background-color="#ff9999" style:text-align-source="fix" style:repeat-content="false" fo:border="0.06pt solid #000000"/>
      <style:paragraph-properties fo:text-align="center" fo:margin-left="0pt"/>
    </style:style>
    <style:style style:name="ce157" style:family="table-cell" style:parent-style-name="Default" style:data-style-name="N137">
      <style:table-cell-properties fo:background-color="#ff99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8" style:family="table-cell" style:parent-style-name="Default" style:data-style-name="N137">
      <style:table-cell-properties fo:background-color="#ffcc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9" style:family="table-cell" style:parent-style-name="Default" style:data-style-name="N137">
      <style:table-cell-properties fo:background-color="#99ff99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0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4" style:family="table-cell" style:parent-style-name="Default">
      <style:table-cell-properties fo:background-color="#ff9900" fo:border="0.06pt solid #000000"/>
    </style:style>
    <style:style style:name="ce165" style:family="table-cell" style:parent-style-name="Default">
      <style:table-cell-properties fo:background-color="transparent" fo:border="0.06pt solid #000000"/>
    </style:style>
    <style:style style:name="ce166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pt"/>
    </style:style>
    <style:style style:name="ce167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pt"/>
    </style:style>
    <style:style style:name="ce168" style:family="table-cell" style:parent-style-name="Default">
      <style:table-cell-properties style:shrink-to-fit="true"/>
    </style:style>
    <style:style style:name="ce169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pt"/>
    </style:style>
    <style:style style:name="ce170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pt"/>
    </style:style>
    <style:style style:name="ce171" style:family="table-cell" style:parent-style-name="Default">
      <style:table-cell-properties fo:background-color="#00ff66"/>
    </style:style>
    <style:style style:name="ce172" style:family="table-cell" style:parent-style-name="Default">
      <style:table-cell-properties fo:background-color="#ff9900"/>
    </style:style>
    <style:style style:name="ce173" style:family="table-cell" style:parent-style-name="Default">
      <style:table-cell-properties fo:background-color="transparent"/>
    </style:style>
    <style:style style:name="ce174" style:family="table-cell" style:parent-style-name="Default">
      <style:table-cell-properties fo:background-color="#ffff00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76" style:family="table-cell" style:parent-style-name="Default">
      <style:table-cell-properties fo:background-color="#00ff66" style:text-align-source="fix" style:repeat-content="false"/>
      <style:paragraph-properties fo:text-align="center" fo:margin-left="0pt"/>
    </style:style>
    <style:style style:name="ce177" style:family="table-cell" style:parent-style-name="Default">
      <style:table-cell-properties fo:background-color="#ff3333" fo:border="0.06pt solid #000000"/>
    </style:style>
    <style:style style:name="ce178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179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0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1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182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183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4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18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</style:style>
    <style:style style:name="ce18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87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</style:style>
    <style:style style:name="ce18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90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191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192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94" style:family="table-cell" style:parent-style-name="Default">
      <style:text-properties style:font-name="DejaVu Sans" fo:font-size="10pt" style:font-size-asian="10pt" style:font-size-complex="10pt"/>
    </style:style>
    <style:style style:name="ce19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7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9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0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1" style:family="table-cell" style:parent-style-name="Default">
      <style:text-properties style:font-name="Arial" fo:font-size="10pt" style:font-size-asian="10pt" style:font-size-complex="10pt"/>
    </style:style>
    <style:style style:name="ce20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Arial" fo:font-size="10pt" style:font-size-asian="10pt" style:font-size-complex="10pt"/>
    </style:style>
    <style:style style:name="ce2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Arial" fo:font-size="10pt" style:font-size-asian="10pt" style:font-size-complex="10pt"/>
    </style:style>
    <style:style style:name="ce204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6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font-name="Arial" fo:font-size="10pt" style:font-size-asian="10pt" style:font-size-complex="10pt"/>
    </style:style>
    <style:style style:name="ce20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8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9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style:font-size-asian="10pt" style:font-size-complex="10pt"/>
    </style:style>
    <style:style style:name="ce21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12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4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6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7" style:family="table-cell" style:parent-style-name="Default" style:data-style-name="N137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pt"/>
      <style:text-properties style:font-name="Arial" fo:font-size="10pt" style:font-size-asian="10pt" style:font-size-complex="10pt"/>
    </style:style>
    <style:style style:name="ce2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Arial" fo:font-size="10pt" style:font-size-asian="10pt" style:font-size-complex="10pt"/>
    </style:style>
    <style:style style:name="ce2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font-name="Arial" fo:font-size="10pt" style:font-size-asian="10pt" style:font-size-complex="10pt"/>
    </style:style>
    <style:style style:name="ce2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Arial" fo:font-size="10pt" style:font-size-asian="10pt" style:font-size-complex="10pt"/>
    </style:style>
    <style:style style:name="ce2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font-name="Arial" fo:font-size="10pt" style:font-size-asian="10pt" style:font-size-complex="10pt"/>
    </style:style>
    <style:style style:name="ce222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3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2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Arial" fo:font-size="10pt" style:font-size-asian="10pt" style:font-size-complex="10pt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Arial" fo:font-size="10pt" style:font-size-asian="10pt" style:font-size-complex="10pt"/>
    </style:style>
    <style:style style:name="ce226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pt"/>
      <style:text-properties style:font-name="Arial" fo:font-size="10pt" style:font-size-asian="10pt" style:font-size-complex="10pt"/>
    </style:style>
    <style:style style:name="ce227" style:family="table-cell" style:parent-style-name="Excel_20_Built-in_20_Currency" style:data-style-name="N131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28" style:family="table-cell" style:parent-style-name="Default" style:data-style-name="N137">
      <style:table-cell-properties style:text-align-source="fix" style:repeat-content="false" fo:border="0.06pt solid #000000"/>
      <style:paragraph-properties fo:text-align="center" fo:margin-left="0pt"/>
      <style:text-properties style:font-name="Arial" fo:font-size="10pt" style:font-size-asian="10pt" style:font-size-complex="10pt"/>
    </style:style>
    <style:style style:name="ce22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Arial" fo:font-size="10pt" style:font-size-asian="10pt" style:font-size-complex="10pt"/>
    </style:style>
    <style:style style:name="ce23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Arial" fo:font-size="10pt" style:font-size-asian="10pt" style:font-size-complex="10pt"/>
    </style:style>
    <style:style style:name="ce23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  <style:text-properties style:font-name="Arial" fo:font-size="10pt" style:font-size-asian="10pt" style:font-size-complex="10pt"/>
    </style:style>
    <style:style style:name="ce232" style:family="table-cell" style:parent-style-name="Default" style:data-style-name="N1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Arial" fo:font-size="10pt" style:font-size-asian="10pt" style:font-size-complex="10pt"/>
    </style:style>
    <style:style style:name="ce233" style:family="table-cell" style:parent-style-name="Default" style:data-style-name="N13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Arial" fo:font-size="10pt" style:font-size-asian="10pt" style:font-size-complex="10pt"/>
    </style:style>
    <style:style style:name="ce234" style:family="table-cell" style:parent-style-name="Default" style:data-style-name="N137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5" style:family="table-cell" style:parent-style-name="Default" style:data-style-name="N1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Arial" fo:font-size="10pt" style:font-size-asian="10pt" style:font-size-complex="10pt"/>
    </style:style>
    <style:style style:name="ce236" style:family="table-cell" style:parent-style-name="Default" style:data-style-name="N137">
      <style:text-properties style:font-name="Arial" fo:font-size="10pt" style:font-size-asian="10pt" style:font-size-complex="10pt"/>
    </style:style>
    <style:style style:name="ce237" style:family="table-cell" style:parent-style-name="Default" style:data-style-name="N137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8" style:family="table-cell" style:parent-style-name="Default" style:data-style-name="N137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66" style:font-name="Arial" fo:font-size="10pt" style:font-size-asian="10pt" style:font-size-complex="10pt"/>
    </style:style>
    <style:style style:name="ce239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0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1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2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243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4" style:family="table-cell" style:parent-style-name="Default" style:data-style-name="N4">
      <style:text-properties style:font-name="Arial" fo:font-size="10pt" style:font-size-asian="10pt" style:font-size-complex="10pt"/>
    </style:style>
    <style:style style:name="ce245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8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250" style:family="table-cell" style:parent-style-name="Default" style:data-style-name="N37">
      <style:text-properties style:font-name="Arial" fo:font-size="10pt" style:font-size-asian="10pt" style:font-size-complex="10pt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253" style:family="table-cell" style:parent-style-name="Default" style:data-style-name="N37">
      <style:table-cell-properties fo:border="0.06pt solid #000000"/>
    </style:style>
    <style:style style:name="ce25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255" style:family="table-cell" style:parent-style-name="Default" style:data-style-name="N137">
      <style:table-cell-properties fo:border="0.06pt solid #000000"/>
    </style:style>
    <style:style style:name="ce256" style:family="table-cell" style:parent-style-name="Default" style:data-style-name="N137">
      <style:table-cell-properties fo:border="0.06pt solid #000000"/>
      <style:text-properties fo:font-weight="normal" style:font-weight-asian="normal" style:font-weight-complex="normal"/>
    </style:style>
    <style:style style:name="ce257" style:family="table-cell" style:parent-style-name="Default" style:data-style-name="N137">
      <style:text-properties fo:font-weight="bold" style:font-weight-asian="bold" style:font-weight-complex="bold"/>
    </style:style>
    <style:style style:name="ce258" style:family="table-cell" style:parent-style-name="Default" style:data-style-name="N125">
      <style:text-properties fo:color="#cccccc"/>
    </style:style>
    <style:style style:name="ce259" style:family="table-cell" style:parent-style-name="Default">
      <style:text-properties fo:color="#cccccc"/>
    </style:style>
    <style:style style:name="ce260" style:family="table-cell" style:parent-style-name="Default" style:data-style-name="N137"/>
    <style:style style:name="ce261" style:family="table-cell" style:parent-style-name="Default" style:data-style-name="N137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ercado Abasto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9"/>
        <table:table-column table:style-name="co2" table:default-cell-style-name="ce9"/>
        <table:table-column table:style-name="co2" table:default-cell-style-name="ce11"/>
        <table:table-column table:style-name="co2" table:default-cell-style-name="Default"/>
        <table:table-row table:style-name="ro1">
          <table:table-cell table:style-name="ce50" office:value-type="string" calcext:value-type="string">
            <text:p>Proveedor</text:p>
          </table:table-cell>
          <table:table-cell table:style-name="ce50" office:value-type="string" calcext:value-type="string">
            <text:p>Puesto</text:p>
          </table:table-cell>
          <table:table-cell table:style-name="ce50" office:value-type="string" calcext:value-type="string">
            <text:p>Nave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5" office:value-type="string" calcext:value-type="string">
            <text:p>BEIRA S.R.L.</text:p>
          </table:table-cell>
          <table:table-cell table:style-name="ce9" office:value-type="float" office:value="302" calcext:value-type="float">
            <text:p>302</text:p>
          </table:table-cell>
          <table:table-cell table:style-name="ce9" office:value-type="float" office:value="3" calcext:value-type="float">
            <text:p>3</text:p>
          </table:table-cell>
          <table:table-cell table:style-name="ce50" office:value-type="string" calcext:value-type="string">
            <text:p>Producto</text:p>
          </table:table-cell>
          <table:table-cell table:style-name="ce50" office:value-type="string" calcext:value-type="string">
            <text:p>Kg</text:p>
          </table:table-cell>
          <table:table-cell table:style-name="ce52" office:value-type="string" calcext:value-type="string">
            <text:p>Precio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150" calcext:value-type="currency">
            <text:p>$15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Palta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iruela</text:p>
          </table:table-cell>
          <table:table-cell office:value-type="float" office:value="10" calcext:value-type="float">
            <text:p>10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" office:value-type="string" calcext:value-type="string">
            <text:p>BOAROTTO S.R.L.</text:p>
          </table:table-cell>
          <table:table-cell table:style-name="ce9" office:value-type="float" office:value="311" calcext:value-type="float">
            <text:p>311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Limon</text:p>
          </table:table-cell>
          <table:table-cell office:value-type="float" office:value="16" calcext:value-type="float">
            <text:p>16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BORREGUITO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180" calcext:value-type="currency">
            <text:p>$180,00</text:p>
          </table:table-cell>
          <table:table-cell/>
        </table:table-row>
        <table:table-row table:style-name="ro1">
          <table:table-cell table:style-name="ce5" office:value-type="string" calcext:value-type="string">
            <text:p>BANANAS CARRION</text:p>
          </table:table-cell>
          <table:table-cell table:style-name="ce9" office:value-type="float" office:value="318" calcext:value-type="float">
            <text:p>318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Bananas Ecuador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nanas Bolivi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VARGAS</text:p>
          </table:table-cell>
          <table:table-cell table:style-name="ce9" office:value-type="float" office:value="322" calcext:value-type="float">
            <text:p>32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70" calcext:value-type="currency">
            <text:p>$7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90" calcext:value-type="currency">
            <text:p>$9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10" calcext:value-type="currency">
            <text:p>$110,00</text:p>
          </table:table-cell>
          <table:table-cell/>
        </table:table-row>
        <table:table-row table:style-name="ro1">
          <table:table-cell table:style-name="ce5" office:value-type="string" calcext:value-type="string">
            <text:p>GUIÑAI</text:p>
          </table:table-cell>
          <table:table-cell table:style-name="ce9" office:value-type="string" calcext:value-type="string">
            <text:p>307/9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47" calcext:value-type="float">
            <text:p>496904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payas</text:p>
          </table:table-cell>
          <table:table-cell office:value-type="string" calcext:value-type="string">
            <text:p>6 unidades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20" calcext:value-type="currency">
            <text:p>$42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latano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engibre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style-name="ce5" office:value-type="string" calcext:value-type="string">
            <text:p>FRUTAS AS</text:p>
          </table:table-cell>
          <table:table-cell table:style-name="ce9" office:value-type="float" office:value="413" calcext:value-type="float">
            <text:p>413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Cerezas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73" calcext:value-type="float">
            <text:p>49690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ra</text:p>
          </table:table-cell>
          <table:table-cell/>
          <table:table-cell office:value-type="currency" office:currency="ARS" office:value="330" calcext:value-type="currency">
            <text:p>$33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480" calcext:value-type="currency">
            <text:p>$480,00</text:p>
          </table:table-cell>
          <table:table-cell/>
        </table:table-row>
        <table:table-row table:style-name="ro1">
          <table:table-cell table:style-name="ce5" office:value-type="string" calcext:value-type="string">
            <text:p>DURAN</text:p>
          </table:table-cell>
          <table:table-cell table:style-name="ce9" office:value-type="float" office:value="424" calcext:value-type="float">
            <text:p>424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Sandia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7" calcext:value-type="currency">
            <text:p>$7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00" calcext:value-type="currency">
            <text:p>$1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elon</text:p>
          </table:table-cell>
          <table:table-cell office:value-type="string" calcext:value-type="string">
            <text:p>8 unidades</text:p>
          </table:table-cell>
          <table:table-cell office:value-type="currency" office:currency="ARS" office:value="160" calcext:value-type="currency">
            <text:p>$16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zana Verde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350" calcext:value-type="currency">
            <text:p>$350,00</text:p>
          </table:table-cell>
          <table:table-cell/>
        </table:table-row>
      </table:table>
      <table:table table:name="Frutas y precios" table:style-name="ta1">
        <table:table-column table:style-name="co20" table:default-cell-style-name="ce56"/>
        <table:table-column table:style-name="co21" table:default-cell-style-name="ce14"/>
        <table:table-column table:style-name="co22" table:default-cell-style-name="ce14"/>
        <table:table-column table:style-name="co2" table:number-columns-repeated="2" table:default-cell-style-name="ce14"/>
        <table:table-row table:style-name="ro1">
          <table:table-cell table:style-name="ce53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4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4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4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4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23" table:default-cell-style-name="ce63"/>
        <table:table-column table:style-name="co24" table:default-cell-style-name="ce72"/>
        <table:table-column table:style-name="co25" table:default-cell-style-name="ce72"/>
        <table:table-column table:style-name="co26" table:default-cell-style-name="ce63"/>
        <table:table-column table:style-name="co27" table:default-cell-style-name="ce63"/>
        <table:table-column table:style-name="co28" table:default-cell-style-name="ce98"/>
        <table:table-column table:style-name="co29" table:default-cell-style-name="ce63"/>
        <table:table-column table:style-name="co30" table:default-cell-style-name="ce106"/>
        <table:table-column table:style-name="co31" table:default-cell-style-name="ce106"/>
        <table:table-column table:style-name="co31" table:default-cell-style-name="ce63"/>
        <table:table-column table:style-name="co2" table:number-columns-repeated="1010" table:default-cell-style-name="Default"/>
        <table:table-row table:style-name="ro1">
          <table:table-cell table:style-name="ce57"/>
          <table:table-cell table:style-name="ce64"/>
          <table:table-cell table:style-name="ce73"/>
          <table:table-cell table:style-name="ce80"/>
          <table:table-cell table:style-name="ce91"/>
          <table:table-cell table:style-name="ce95"/>
          <table:table-cell/>
          <table:table-cell table:style-name="ce104" table:number-columns-repeated="2"/>
          <table:table-cell table:style-name="ce73"/>
          <table:table-cell table:style-name="ce35" table:number-columns-repeated="1010"/>
        </table:table-row>
        <table:table-row table:style-name="ro1">
          <table:table-cell table:style-name="ce58" table:number-columns-spanned="2" table:number-rows-spanned="1"/>
          <table:covered-table-cell table:style-name="ce65"/>
          <table:table-cell table:style-name="ce67" office:value-type="string" calcext:value-type="string">
            <text:p>Puntaje</text:p>
          </table:table-cell>
          <table:table-cell table:style-name="ce67" office:value-type="string" calcext:value-type="string">
            <text:p>Insumos</text:p>
          </table:table-cell>
          <table:table-cell table:style-name="ce67" office:value-type="string" calcext:value-type="string">
            <text:p>Cantidades</text:p>
          </table:table-cell>
          <table:table-cell table:style-name="ce96" office:value-type="string" calcext:value-type="string">
            <text:p>$ Cantidad de Insumos</text:p>
          </table:table-cell>
          <table:table-cell table:style-name="ce101" office:value-type="string" calcext:value-type="string">
            <text:p>Costo</text:p>
          </table:table-cell>
          <table:table-cell table:style-name="ce101" office:value-type="string" calcext:value-type="string">
            <text:p>Margen Bruto</text:p>
          </table:table-cell>
          <table:table-cell table:style-name="ce67" office:value-type="string" calcext:value-type="string">
            <text:p>Precio Aprox.</text:p>
          </table:table-cell>
          <table:table-cell table:style-name="ce67" office:value-type="string" calcext:value-type="string">
            <text:p>Precio Sugerido</text:p>
          </table:table-cell>
          <table:table-cell table:style-name="ce63" table:number-columns-repeated="1010"/>
        </table:table-row>
        <table:table-row table:style-name="ro1">
          <table:table-cell table:style-name="ce59" office:value-type="float" office:value="1" calcext:value-type="float">
            <text:p>1</text:p>
          </table:table-cell>
          <table:table-cell table:style-name="ce66" office:value-type="string" calcext:value-type="string">
            <text:p>Flu Booster </text:p>
          </table:table-cell>
          <table:table-cell table:style-name="ce74"/>
          <table:table-cell table:style-name="ce81" office:value-type="string" calcext:value-type="string">
            <text:p>Maracuyá</text:p>
          </table:table-cell>
          <table:table-cell table:style-name="ce92" office:value-type="float" office:value="0.5" calcext:value-type="float">
            <text:p>0,5</text:p>
          </table:table-cell>
          <table:table-cell table:style-name="ce97" table:formula="of:=VLOOKUP([.D3];[.$B$75:.$F$102];5;0)*[.E3]" office:value-type="currency" office:currency="ARS" office:value="10" calcext:value-type="currency">
            <text:p>$10,00</text:p>
          </table:table-cell>
          <table:table-cell table:style-name="ce102" table:formula="of:=SUM([.$E$73];[.F3:.F5])" office:value-type="float" office:value="26.4440740740741" calcext:value-type="float">
            <text:p><text:s/>$ 26,44 </text:p>
          </table:table-cell>
          <table:table-cell table:style-name="ce102" table:formula="of:=[.J3]-[.$G$3]" office:value-type="float" office:value="18.5559259259259" calcext:value-type="float">
            <text:p><text:s/>$ 18,56 </text:p>
          </table:table-cell>
          <table:table-cell table:style-name="ce102" table:formula="of:=[.G3]*2" office:value-type="float" office:value="52.8881481481482" calcext:value-type="float">
            <text:p><text:s/>$ 52,89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float" office:value="0.25" calcext:value-type="float">
            <text:p>0,25</text:p>
          </table:table-cell>
          <table:table-cell table:style-name="ce97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Turbo Charge </text:p>
          </table:table-cell>
          <table:table-cell table:style-name="ce74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2 rodajas</text:p>
          </table:table-cell>
          <table:table-cell table:style-name="ce97" table:formula="of:=+0.25*[.F76]" office:value-type="currency" office:currency="ARS" office:value="7.5" calcext:value-type="currency">
            <text:p>$7,50</text:p>
          </table:table-cell>
          <table:table-cell table:style-name="ce102" table:formula="of:=SUM([.F6:.F11];[.$E$73])" office:value-type="float" office:value="19.6388597883598" calcext:value-type="float">
            <text:p><text:s/>$ 19,64 </text:p>
          </table:table-cell>
          <table:table-cell table:style-name="ce102" table:formula="of:=+[.J6]-[.G6]" office:value-type="float" office:value="25.3611402116402" calcext:value-type="float">
            <text:p><text:s/>$ 25,36 </text:p>
          </table:table-cell>
          <table:table-cell table:style-name="ce102" table:formula="of:=+[.G6]*2" office:value-type="float" office:value="39.2777195767196" calcext:value-type="float">
            <text:p><text:s/>$ 39,28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2 cm de ramita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/>
          <table:table-cell table:style-name="ce105" table:number-columns-repeated="2"/>
          <table:table-cell table:style-name="ce110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epino</text:p>
          </table:table-cell>
          <table:table-cell table:style-name="ce93" office:value-type="string" calcext:value-type="string">
            <text:p>¼</text:p>
          </table:table-cell>
          <table:table-cell table:style-name="ce97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lima</text:p>
          </table:table-cell>
          <table:table-cell table:style-name="ce92" office:value-type="string" calcext:value-type="string">
            <text:p>1 got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iel</text:p>
          </table:table-cell>
          <table:table-cell table:style-name="ce92" office:value-type="string" calcext:value-type="string">
            <text:p><text:s/>½ cuchar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3" calcext:value-type="float">
            <text:p>3</text:p>
          </table:table-cell>
          <table:table-cell table:style-name="ce66" office:value-type="string" calcext:value-type="string">
            <text:p>Red Devil </text:p>
          </table:table-cell>
          <table:table-cell table:style-name="ce74"/>
          <table:table-cell table:style-name="ce82" office:value-type="string" calcext:value-type="string">
            <text:p>Cerez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12]*[.F80]" office:value-type="currency" office:currency="ARS" office:value="7.2" calcext:value-type="currency">
            <text:p>$7,20</text:p>
          </table:table-cell>
          <table:table-cell table:style-name="ce102" table:formula="of:=SUM([.F12:.F17];[.$E$73])" office:value-type="float" office:value="30.7840740740741" calcext:value-type="float">
            <text:p><text:s/>$ 30,78 </text:p>
          </table:table-cell>
          <table:table-cell table:style-name="ce102" table:formula="of:=+[.J12]-[.G12]" office:value-type="float" office:value="14.2159259259259" calcext:value-type="float">
            <text:p><text:s/>$ 14,22 </text:p>
          </table:table-cell>
          <table:table-cell table:style-name="ce102" table:formula="of:=+[.G12]*2" office:value-type="float" office:value="61.5681481481481" calcext:value-type="float">
            <text:p><text:s/>$ 61,5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Frutilla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rándano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Banana</text:p>
          </table:table-cell>
          <table:table-cell table:style-name="ce92" office:value-type="string" calcext:value-type="string">
            <text:p>½</text:p>
          </table:table-cell>
          <table:table-cell table:style-name="ce97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4" calcext:value-type="float">
            <text:p>4</text:p>
          </table:table-cell>
          <table:table-cell table:style-name="ce66" office:value-type="string" calcext:value-type="string">
            <text:p>Spinach Supreme</text:p>
          </table:table-cell>
          <table:table-cell table:style-name="ce75"/>
          <table:table-cell table:style-name="ce82" office:value-type="string" calcext:value-type="string">
            <text:p>Espinaca</text:p>
          </table:table-cell>
          <table:table-cell table:style-name="ce92" office:value-type="string" calcext:value-type="string">
            <text:p>10 hoj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17:.F20];[.$E$73])" office:value-type="float" office:value="12.8746296296296" calcext:value-type="float">
            <text:p><text:s/>$ 12,87 </text:p>
          </table:table-cell>
          <table:table-cell table:style-name="ce102" table:formula="of:=+[.J17]-[.G17]" office:value-type="float" office:value="32.1253703703704" calcext:value-type="float">
            <text:p><text:s/>$ 32,13 </text:p>
          </table:table-cell>
          <table:table-cell table:style-name="ce102" table:formula="of:=+[.G17]*2" office:value-type="float" office:value="25.7492592592593" calcext:value-type="float">
            <text:p><text:s/>$ 25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nta</text:p>
          </table:table-cell>
          <table:table-cell table:style-name="ce92" office:value-type="string" calcext:value-type="string">
            <text:p>8 hojas</text:p>
          </table:table-cell>
          <table:table-cell table:style-name="ce97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5" calcext:value-type="float">
            <text:p>5</text:p>
          </table:table-cell>
          <table:table-cell table:style-name="ce66" office:value-type="string" calcext:value-type="string">
            <text:p>CrazyCarrot</text:p>
          </table:table-cell>
          <table:table-cell table:style-name="ce75"/>
          <table:table-cell table:style-name="ce82" office:value-type="string" calcext:value-type="string">
            <text:p>Zanahoria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21]*0.5" office:value-type="currency" office:currency="ARS" office:value="1.5" calcext:value-type="currency">
            <text:p>$1,50</text:p>
          </table:table-cell>
          <table:table-cell table:style-name="ce102" table:formula="of:=SUM([.F21:.F25];[.$E$73])" office:value-type="float" office:value="10.8333703703704" calcext:value-type="float">
            <text:p><text:s/>$ 10,83 </text:p>
          </table:table-cell>
          <table:table-cell table:style-name="ce102" table:formula="of:=+[.J21]-[.G21]" office:value-type="float" office:value="34.1666296296296" calcext:value-type="float">
            <text:p><text:s/>$ 34,17 </text:p>
          </table:table-cell>
          <table:table-cell table:style-name="ce102" table:formula="of:=+[.G21]*2" office:value-type="float" office:value="21.6667407407407" calcext:value-type="float">
            <text:p><text:s/>$ 21,6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Remolacha</text:p>
          </table:table-cell>
          <table:table-cell table:style-name="ce92" office:value-type="string" calcext:value-type="string">
            <text:p>muy poquito</text:p>
          </table:table-cell>
          <table:table-cell table:style-name="ce97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muy poquito ( 2 cm )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imienta de Cayena</text:p>
          </table:table-cell>
          <table:table-cell table:style-name="ce92" office:value-type="string" calcext:value-type="string">
            <text:p>2 pizcas</text:p>
          </table:table-cell>
          <table:table-cell table:style-name="ce97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62" table:formula="of:=+[.A21]+1" office:value-type="float" office:value="6" calcext:value-type="float">
            <text:p>6</text:p>
          </table:table-cell>
          <table:table-cell table:style-name="ce66" office:value-type="string" calcext:value-type="string">
            <text:p>Sweet Spinach </text:p>
          </table:table-cell>
          <table:table-cell table:style-name="ce75"/>
          <table:table-cell table:style-name="ce76" office:value-type="string" calcext:value-type="string">
            <text:p>Espinaca</text:p>
          </table:table-cell>
          <table:table-cell table:style-name="ce92" office:value-type="string" calcext:value-type="string">
            <text:p>12 hojas chic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6:.F28];[.$E$73])" office:value-type="float" office:value="18.5644444444444" calcext:value-type="float">
            <text:p><text:s/>$ 18,56 </text:p>
          </table:table-cell>
          <table:table-cell table:style-name="ce102" table:formula="of:=+[.J26]-[.G26]" office:value-type="float" office:value="26.4355555555556" calcext:value-type="float">
            <text:p><text:s/>$ 26,44 </text:p>
          </table:table-cell>
          <table:table-cell table:style-name="ce102" table:formula="of:=+[.G26]*2" office:value-type="float" office:value="37.1288888888889" calcext:value-type="float">
            <text:p><text:s/>$ 37,1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1 ½</text:p>
          </table:table-cell>
          <table:table-cell table:style-name="ce97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62" office:value-type="float" office:value="7" calcext:value-type="float">
            <text:p>7</text:p>
          </table:table-cell>
          <table:table-cell table:style-name="ce66" office:value-type="string" calcext:value-type="string">
            <text:p>G-Snap</text:p>
          </table:table-cell>
          <table:table-cell table:style-name="ce75"/>
          <table:table-cell table:style-name="ce76" office:value-type="string" calcext:value-type="string">
            <text:p>Jengibre</text:p>
          </table:table-cell>
          <table:table-cell table:style-name="ce92" office:value-type="string" calcext:value-type="string">
            <text:p>1 uña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9:.F31];[.$E$73])" office:value-type="float" office:value="10.8653703703704" calcext:value-type="float">
            <text:p><text:s/>$ 10,87 </text:p>
          </table:table-cell>
          <table:table-cell table:style-name="ce102" table:formula="of:=+[.J29]-[.G29]" office:value-type="float" office:value="34.1346296296296" calcext:value-type="float">
            <text:p><text:s/>$ 34,13 </text:p>
          </table:table-cell>
          <table:table-cell table:style-name="ce102" table:formula="of:=+[.G29]*2" office:value-type="float" office:value="21.7307407407407" calcext:value-type="float">
            <text:p><text:s/>$ 21,7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Zanahori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0]*1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8" calcext:value-type="float">
            <text:p>8</text:p>
          </table:table-cell>
          <table:table-cell table:style-name="ce66" office:value-type="string" calcext:value-type="string">
            <text:p>Crazy Cranberry </text:p>
          </table:table-cell>
          <table:table-cell table:style-name="ce75"/>
          <table:table-cell table:style-name="ce82" office:value-type="string" calcext:value-type="string">
            <text:p>Arándanos</text:p>
          </table:table-cell>
          <table:table-cell table:style-name="ce92" office:value-type="float" office:value="8" calcext:value-type="float">
            <text:p>8</text:p>
          </table:table-cell>
          <table:table-cell table:style-name="ce97" table:formula="of:=+[.E32]*[.F78]" office:value-type="currency" office:currency="ARS" office:value="3.2" calcext:value-type="currency">
            <text:p>$3,20</text:p>
          </table:table-cell>
          <table:table-cell table:style-name="ce102" table:formula="of:=SUM([.$F$32:.$F$35];[.$E$73])" office:value-type="float" office:value="15.3988888888889" calcext:value-type="float">
            <text:p><text:s/>$ 15,40 </text:p>
          </table:table-cell>
          <table:table-cell table:style-name="ce102" table:formula="of:=+[.J32]-[.G32]" office:value-type="float" office:value="29.6011111111111" calcext:value-type="float">
            <text:p><text:s/>$ 29,60 </text:p>
          </table:table-cell>
          <table:table-cell table:style-name="ce102" table:formula="of:=+[.G32]*2" office:value-type="float" office:value="30.7977777777778" calcext:value-type="float">
            <text:p><text:s/>$ 30,8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1 cucharón</text:p>
          </table:table-cell>
          <table:table-cell table:style-name="ce97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string" calcext:value-type="string">
            <text:p>¾</text:p>
          </table:table-cell>
          <table:table-cell table:style-name="ce97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9" calcext:value-type="float">
            <text:p>9</text:p>
          </table:table-cell>
          <table:table-cell table:style-name="ce66" office:value-type="string" calcext:value-type="string">
            <text:p>Superberry Boost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6]*[.F78]" office:value-type="currency" office:currency="ARS" office:value="4.8" calcext:value-type="currency">
            <text:p>$4,80</text:p>
          </table:table-cell>
          <table:table-cell table:style-name="ce102" table:formula="of:=SUM([.$F$36:.$F$38];[.$E$73])" office:value-type="float" office:value="15.3253703703704" calcext:value-type="float">
            <text:p><text:s/>$ 15,33 </text:p>
          </table:table-cell>
          <table:table-cell table:style-name="ce102" table:formula="of:=+[.J36]-[.G36]" office:value-type="float" office:value="29.6746296296296" calcext:value-type="float">
            <text:p><text:s/>$ 29,67 </text:p>
          </table:table-cell>
          <table:table-cell table:style-name="ce102" table:formula="of:=+[.G36]*2" office:value-type="float" office:value="30.6507407407407" calcext:value-type="float">
            <text:p><text:s/>$ 30,6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0" calcext:value-type="float">
            <text:p>10</text:p>
          </table:table-cell>
          <table:table-cell table:style-name="ce66" office:value-type="string" calcext:value-type="string">
            <text:p>Sweet Remedy 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9]*[.F78]" office:value-type="currency" office:currency="ARS" office:value="4.8" calcext:value-type="currency">
            <text:p>$4,80</text:p>
          </table:table-cell>
          <table:table-cell table:style-name="ce102" table:formula="of:=SUM([.$F$39:.$F$43];[.$E$73])" office:value-type="float" office:value="21.6253703703704" calcext:value-type="float">
            <text:p><text:s/>$ 21,63 </text:p>
          </table:table-cell>
          <table:table-cell table:style-name="ce102" table:formula="of:=+[.J39]-[.G39]" office:value-type="float" office:value="23.3746296296296" calcext:value-type="float">
            <text:p><text:s/>$ 23,37 </text:p>
          </table:table-cell>
          <table:table-cell table:style-name="ce102" table:formula="of:=+[.G39]*2" office:value-type="float" office:value="43.2507407407408" calcext:value-type="float">
            <text:p><text:s/>$ 43,2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Cerezas</text:p>
          </table:table-cell>
          <table:table-cell table:style-name="ce92" office:value-type="float" office:value="4" calcext:value-type="float">
            <text:p>4</text:p>
          </table:table-cell>
          <table:table-cell table:style-name="ce97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¾ de cucharon</text:p>
          </table:table-cell>
          <table:table-cell table:style-name="ce97" office:value-type="currency" office:currency="ARS" office:value="1.5" calcext:value-type="currency">
            <text:p>$1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1" calcext:value-type="float">
            <text:p>11</text:p>
          </table:table-cell>
          <table:table-cell table:style-name="ce66" office:value-type="string" calcext:value-type="string">
            <text:p>Gol de Mora</text:p>
          </table:table-cell>
          <table:table-cell table:style-name="ce76"/>
          <table:table-cell table:style-name="ce76" office:value-type="string" calcext:value-type="string">
            <text:p>Moras</text:p>
          </table:table-cell>
          <table:table-cell table:style-name="ce92" office:value-type="string" calcext:value-type="string">
            <text:p>6 u 8</text:p>
          </table:table-cell>
          <table:table-cell table:style-name="ce97" table:formula="of:=+7*[.F94]" office:value-type="currency" office:currency="ARS" office:value="3.5" calcext:value-type="currency">
            <text:p>$3,50</text:p>
          </table:table-cell>
          <table:table-cell table:style-name="ce102" table:formula="of:=SUM([.F44:.F48];[.$E$73])" office:value-type="float" office:value="19.6575925925926" calcext:value-type="float">
            <text:p><text:s/>$ 19,66 </text:p>
          </table:table-cell>
          <table:table-cell table:style-name="ce102" table:formula="of:=+[.$J$44]-[.G44]" office:value-type="float" office:value="25.3424074074074" calcext:value-type="float">
            <text:p><text:s/>$ 25,34 </text:p>
          </table:table-cell>
          <table:table-cell table:style-name="ce102" table:formula="of:=+[.G44]*2" office:value-type="float" office:value="39.3151851851852" calcext:value-type="float">
            <text:p><text:s/>$ 39,32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 Verde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lón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5" office:value-type="currency" office:currency="ARS" office:value="1.25" calcext:value-type="currency">
            <text:p>$1,25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8]*[.F95]" office:value-type="currency" office:currency="ARS" office:value="1.01851851851852" calcext:value-type="currency">
            <text:p>$1,02</text:p>
          </table:table-cell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2" calcext:value-type="float">
            <text:p>12</text:p>
          </table:table-cell>
          <table:table-cell table:style-name="ce66" office:value-type="string" calcext:value-type="string">
            <text:p>Immune Booster</text:p>
          </table:table-cell>
          <table:table-cell table:style-name="ce76"/>
          <table:table-cell table:style-name="ce76" office:value-type="string" calcext:value-type="string">
            <text:p>Frutilla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10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Naranj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Yogurt sin Azúcar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3" calcext:value-type="float">
            <text:p>13</text:p>
          </table:table-cell>
          <table:table-cell table:style-name="ce66" office:value-type="string" calcext:value-type="string">
            <text:p>Happy Heart</text:p>
          </table:table-cell>
          <table:table-cell table:style-name="ce76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rándano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4" calcext:value-type="float">
            <text:p>14</text:p>
          </table:table-cell>
          <table:table-cell table:style-name="ce66" office:value-type="string" calcext:value-type="string">
            <text:p>Pink Panther </text:p>
          </table:table-cell>
          <table:table-cell table:style-name="ce76"/>
          <table:table-cell table:style-name="ce82" office:value-type="string" calcext:value-type="string">
            <text:p>Cereza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57]*[.F80]" office:value-type="currency" office:currency="ARS" office:value="12" calcext:value-type="currency">
            <text:p>$12,00</text:p>
          </table:table-cell>
          <table:table-cell table:style-name="ce102" table:formula="of:=SUM([.$F57:.$F60];[.$E$73])" office:value-type="float" office:value="32.1990740740741" calcext:value-type="float">
            <text:p><text:s/>$ 32,20 </text:p>
          </table:table-cell>
          <table:table-cell table:style-name="ce102" table:formula="of:=+[.J57]-[.G57]" office:value-type="float" office:value="12.8009259259259" calcext:value-type="float">
            <text:p><text:s/>$ 12,80 </text:p>
          </table:table-cell>
          <table:table-cell table:style-name="ce102" table:formula="of:=+[.G57]*2" office:value-type="float" office:value="64.3981481481482" calcext:value-type="float">
            <text:p><text:s/>$ 64,4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2" office:value-type="string" calcext:value-type="string">
            <text:p>1 rodaja</text:p>
          </table:table-cell>
          <table:table-cell table:style-name="ce97" office:value-type="currency" office:currency="ARS" office:value="3.75" calcext:value-type="currency">
            <text:p>$3,75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go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5" calcext:value-type="float">
            <text:p>15</text:p>
          </table:table-cell>
          <table:table-cell table:style-name="ce66" office:value-type="string" calcext:value-type="string">
            <text:p>Hangover Cure </text:p>
          </table:table-cell>
          <table:table-cell table:style-name="ce76"/>
          <table:table-cell table:style-name="ce76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 table:style-name="ce102" table:formula="of:=SUM([.F61:.F65];[.E73])" office:value-type="float" office:value="22.3753703703704" calcext:value-type="float">
            <text:p><text:s/>$ 22,38 </text:p>
          </table:table-cell>
          <table:table-cell table:style-name="ce102" table:formula="of:=+[.J61]-[.G61]" office:value-type="float" office:value="22.6246296296296" calcext:value-type="float">
            <text:p><text:s/>$ 22,62 </text:p>
          </table:table-cell>
          <table:table-cell table:style-name="ce102" table:formula="of:=+[.G61]*2" office:value-type="float" office:value="44.7507407407407" calcext:value-type="float">
            <text:p><text:s/>$ 44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3" office:value-type="string" calcext:value-type="string">
            <text:p>1 ½ rodaja</text:p>
          </table:table-cell>
          <table:table-cell table:style-name="ce97" office:value-type="currency" office:currency="ARS" office:value="5.63" calcext:value-type="currency">
            <text:p>$5,63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Jengibre</text:p>
          </table:table-cell>
          <table:table-cell table:style-name="ce92" office:value-type="string" calcext:value-type="string">
            <text:p>muy poco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4" office:value-type="string" calcext:value-type="string">
            <text:p>limón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6" calcext:value-type="float">
            <text:p>16</text:p>
          </table:table-cell>
          <table:table-cell table:style-name="ce66" office:value-type="string" calcext:value-type="string">
            <text:p>Pear Fusion</text:p>
          </table:table-cell>
          <table:table-cell table:style-name="ce76"/>
          <table:table-cell table:style-name="ce85" office:value-type="string" calcext:value-type="string">
            <text:p>Frambuesa</text:p>
          </table:table-cell>
          <table:table-cell table:style-name="ce92" office:value-type="float" office:value="10" calcext:value-type="float">
            <text:p>10</text:p>
          </table:table-cell>
          <table:table-cell table:style-name="ce94" table:formula="of:=+[.E66]*[.F82]" office:value-type="currency" office:currency="ARS" office:value="10" calcext:value-type="currency">
            <text:p>$10,00</text:p>
          </table:table-cell>
          <table:table-cell table:style-name="ce102" table:formula="of:=SUM([.$F$66:.$F$69];[.$E$73])" office:value-type="float" office:value="24.0046296296296" calcext:value-type="float">
            <text:p><text:s/>$ 24,00 </text:p>
          </table:table-cell>
          <table:table-cell table:style-name="ce102" table:formula="of:=+[.J66]-[.G66]" office:value-type="float" office:value="20.9953703703704" calcext:value-type="float">
            <text:p><text:s/>$ 21,00 </text:p>
          </table:table-cell>
          <table:table-cell table:style-name="ce102" table:formula="of:=+[.G66]*2" office:value-type="float" office:value="48.0092592592593" calcext:value-type="float">
            <text:p><text:s/>$ 48,01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6" office:value-type="string" calcext:value-type="string">
            <text:p>Ananá</text:p>
          </table:table-cell>
          <table:table-cell table:style-name="ce92" office:value-type="string" calcext:value-type="string">
            <text:p>½ rodaja</text:p>
          </table:table-cell>
          <table:table-cell table:style-name="ce94" office:value-type="currency" office:currency="ARS" office:value="1.88" calcext:value-type="currency">
            <text:p>$1,88</text:p>
          </table:table-cell>
          <table:table-cell/>
          <table:table-cell table:style-name="ce107" table:number-columns-repeated="2"/>
          <table:table-cell table:style-name="ce109" table:number-columns-spanned="1" table:number-rows-spanned="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/>
          <table:table-cell table:style-name="ce63" table:number-columns-repeated="2"/>
          <table:table-cell table:style-name="ce87"/>
          <table:table-cell table:style-name="Default"/>
          <table:table-cell table:number-columns-repeated="1015"/>
        </table:table-row>
        <table:table-row table:style-name="ro1">
          <table:table-cell table:style-name="ce58"/>
          <table:table-cell table:style-name="ce67" office:value-type="string" calcext:value-type="string">
            <text:p>Hielo</text:p>
          </table:table-cell>
          <table:table-cell table:style-name="ce77" office:value-type="string" calcext:value-type="string">
            <text:p>Vaso de Plastico</text:p>
          </table:table-cell>
          <table:table-cell table:style-name="ce67" office:value-type="string" calcext:value-type="string">
            <text:p>M.O. 62,5 x hora</text:p>
          </table:table-cell>
          <table:table-cell table:style-name="ce67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8"/>
          <table:table-cell table:style-name="ce68" office:value-type="float" office:value="0.12" calcext:value-type="float">
            <text:p>0,12</text:p>
          </table:table-cell>
          <table:table-cell table:style-name="ce68" office:value-type="float" office:value="1" calcext:value-type="float">
            <text:p>1</text:p>
          </table:table-cell>
          <table:table-cell table:style-name="ce88" table:formula="of:=(+62.5/60)*5" office:value-type="float" office:value="5.20833333333333" calcext:value-type="float">
            <text:p>5,21</text:p>
          </table:table-cell>
          <table:table-cell table:style-name="ce88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 table:number-columns-spanned="1" table:number-rows-spanned="28"/>
          <table:table-cell table:style-name="ce69" office:value-type="string" calcext:value-type="string">
            <text:p>Frutas Y verduras</text:p>
          </table:table-cell>
          <table:table-cell table:style-name="ce69" office:value-type="string" calcext:value-type="string">
            <text:p>Precio por Cajón</text:p>
          </table:table-cell>
          <table:table-cell table:style-name="ce69" office:value-type="string" calcext:value-type="string">
            <text:p>Kg.</text:p>
          </table:table-cell>
          <table:table-cell table:style-name="ce69" office:value-type="string" calcext:value-type="string">
            <text:p>Precio por Kg.</text:p>
          </table:table-cell>
          <table:table-cell table:style-name="ce99" office:value-type="string" calcext:value-type="string">
            <text:p>Precio por unidad</text:p>
          </table:table-cell>
          <table:table-cell table:number-columns-repeated="3"/>
          <table:table-cell table:style-name="ce110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naná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pio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rándanos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Banana</text:p>
          </table:table-cell>
          <table:table-cell table:style-name="ce78" office:value-type="float" office:value="280" calcext:value-type="float">
            <text:p><text:s/>$ 280,00 </text:p>
          </table:table-cell>
          <table:table-cell table:style-name="ce89" office:value-type="float" office:value="20" calcext:value-type="float">
            <text:p>20,00 </text:p>
          </table:table-cell>
          <table:table-cell table:style-name="ce78" table:formula="of:=+[.C79]/[.D79]" office:value-type="float" office:value="14" calcext:value-type="float">
            <text:p><text:s/>$ 14,00 </text:p>
          </table:table-cell>
          <table:table-cell table:style-name="ce100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Cerezas</text:p>
          </table:table-cell>
          <table:table-cell table:style-name="ce78" office:value-type="float" office:value="300" calcext:value-type="float">
            <text:p><text:s/>$ 30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0]/[.D80]" office:value-type="float" office:value="60" calcext:value-type="float">
            <text:p><text:s/>$ 60,00 </text:p>
          </table:table-cell>
          <table:table-cell table:style-name="ce100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Espinac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Frambuesa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office:value-type="currency" office:currency="ARS" office:value="1" calcext:value-type="currency">
            <text:p>$1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Frutillas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3]/[.D83]" office:value-type="float" office:value="36" calcext:value-type="float">
            <text:p><text:s/>$ 36,00 </text:p>
          </table:table-cell>
          <table:table-cell table:style-name="ce100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Jengibre</text:p>
          </table:table-cell>
          <table:table-cell table:style-name="ce78"/>
          <table:table-cell table:style-name="ce89"/>
          <table:table-cell table:style-name="ce78" office:value-type="float" office:value="160" calcext:value-type="float">
            <text:p><text:s/>$ 160,00 </text:p>
          </table:table-cell>
          <table:table-cell table:style-name="ce100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ón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go</text:p>
          </table:table-cell>
          <table:table-cell table:style-name="ce78" office:value-type="float" office:value="220" calcext:value-type="float">
            <text:p><text:s/>$ 220,00 </text:p>
          </table:table-cell>
          <table:table-cell table:style-name="ce89" office:value-type="float" office:value="8" calcext:value-type="float">
            <text:p>8,00 </text:p>
          </table:table-cell>
          <table:table-cell table:style-name="ce78" table:formula="of:=+[.C87]/[.D87]" office:value-type="float" office:value="27.5" calcext:value-type="float">
            <text:p><text:s/>$ 27,50 </text:p>
          </table:table-cell>
          <table:table-cell table:style-name="ce100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8]/[.D88]" office:value-type="float" office:value="19.4444444444444" calcext:value-type="float">
            <text:p><text:s/>$ 19,44 </text:p>
          </table:table-cell>
          <table:table-cell table:style-name="ce100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 Verde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9]/[.D89]" office:value-type="float" office:value="19.4444444444444" calcext:value-type="float">
            <text:p><text:s/>$ 19,44 </text:p>
          </table:table-cell>
          <table:table-cell table:style-name="ce100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racuyá</text:p>
          </table:table-cell>
          <table:table-cell table:style-name="ce78" office:value-type="float" office:value="120" calcext:value-type="float">
            <text:p><text:s/>$ 12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0]/[.D90]" office:value-type="float" office:value="120" calcext:value-type="float">
            <text:p><text:s/>$ 120,00 </text:p>
          </table:table-cell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lón</text:p>
          </table:table-cell>
          <table:table-cell table:style-name="ce79"/>
          <table:table-cell table:style-name="ce90"/>
          <table:table-cell table:style-name="ce94"/>
          <table:table-cell table:style-name="ce100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nt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iel</text:p>
          </table:table-cell>
          <table:table-cell table:style-name="ce78" office:value-type="float" office:value="80" calcext:value-type="float">
            <text:p><text:s/>$ 8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3]/[.D93]" office:value-type="float" office:value="80" calcext:value-type="float">
            <text:p><text:s/>$ 80,00 </text:p>
          </table:table-cell>
          <table:table-cell table:style-name="ce100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Moras</text:p>
          </table:table-cell>
          <table:table-cell table:style-name="ce78" office:value-type="float" office:value="50" calcext:value-type="float">
            <text:p><text:s/>$ 50,00 </text:p>
          </table:table-cell>
          <table:table-cell table:style-name="ce89" office:value-type="float" office:value="0.5" calcext:value-type="float">
            <text:p>0,50 </text:p>
          </table:table-cell>
          <table:table-cell table:style-name="ce78" table:formula="of:=+[.C94]/[.D94]" office:value-type="float" office:value="100" calcext:value-type="float">
            <text:p><text:s/>$ 100,00 </text:p>
          </table:table-cell>
          <table:table-cell table:style-name="ce100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Naranja</text:p>
          </table:table-cell>
          <table:table-cell table:style-name="ce78" office:value-type="float" office:value="110" calcext:value-type="float">
            <text:p><text:s/>$ 11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95]/[.D95]" office:value-type="float" office:value="6.11111111111111" calcext:value-type="float">
            <text:p><text:s/>$ 6,11 </text:p>
          </table:table-cell>
          <table:table-cell table:style-name="ce100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pepino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14" calcext:value-type="float">
            <text:p>14,00 </text:p>
          </table:table-cell>
          <table:table-cell table:style-name="ce78" table:formula="of:=+[.C96]/[.D96]" office:value-type="float" office:value="12.8571428571429" calcext:value-type="float">
            <text:p><text:s/>$ 12,86 </text:p>
          </table:table-cell>
          <table:table-cell table:style-name="ce100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era</text:p>
          </table:table-cell>
          <table:table-cell table:style-name="ce78" office:value-type="float" office:value="230" calcext:value-type="float">
            <text:p><text:s/>$ 230,00 </text:p>
          </table:table-cell>
          <table:table-cell table:style-name="ce89" office:value-type="float" office:value="15" calcext:value-type="float">
            <text:p>15,00 </text:p>
          </table:table-cell>
          <table:table-cell table:style-name="ce78" table:formula="of:=+[.C97]/[.D97]" office:value-type="float" office:value="15.3333333333333" calcext:value-type="float">
            <text:p><text:s/>$ 15,33 </text:p>
          </table:table-cell>
          <table:table-cell table:style-name="ce100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imienta de Cayen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9" calcext:value-type="currency">
            <text:p>$9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Remolacha</text:p>
          </table:table-cell>
          <table:table-cell table:style-name="ce78" office:value-type="float" office:value="18" calcext:value-type="float">
            <text:p><text:s/>$ 18,00 </text:p>
          </table:table-cell>
          <table:table-cell table:style-name="ce89"/>
          <table:table-cell table:style-name="ce78"/>
          <table:table-cell table:style-name="ce100" office:value-type="currency" office:currency="ARS" office:value="3" calcext:value-type="currency">
            <text:p>$3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Sandía</text:p>
          </table:table-cell>
          <table:table-cell table:style-name="ce78" office:value-type="float" office:value="10" calcext:value-type="float">
            <text:p><text:s/>$ 1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/>
          <table:table-cell table:style-name="ce100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Yogurt sin Azúcar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Zanahori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60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3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ibro Caja" table:style-name="ta1" table:print-ranges="'Libro Caja'.A1:'Libro Caja'.J133">
        <office:forms form:automatic-focus="false" form:apply-design-mode="false"/>
        <table:table-column table:style-name="co2" table:default-cell-style-name="ce253"/>
        <table:table-column table:style-name="co33" table:default-cell-style-name="ce139"/>
        <table:table-column table:style-name="co34" table:number-columns-repeated="2" table:default-cell-style-name="ce255"/>
        <table:table-column table:style-name="co2" table:default-cell-style-name="ce255"/>
        <table:table-column table:style-name="co2" table:number-columns-repeated="2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2" table:number-columns-repeated="2" table:default-cell-style-name="Default"/>
        <table:table-column table:style-name="co36" table:default-cell-style-name="Default"/>
        <table:table-row table:style-name="ro1">
          <table:table-cell table:style-name="ce251" office:value-type="string" calcext:value-type="string" table:number-columns-spanned="5" table:number-rows-spanned="1">
            <text:p>Libro Caja</text:p>
          </table:table-cell>
          <table:covered-table-cell table:style-name="ce147"/>
          <table:covered-table-cell table:number-columns-repeated="3" table:style-name="ce139"/>
          <table:table-cell table:number-columns-repeated="8"/>
        </table:table-row>
        <table:table-row table:style-name="ro1">
          <table:table-cell table:style-name="ce252" office:value-type="string" calcext:value-type="string">
            <text:p>Fecha</text:p>
          </table:table-cell>
          <table:table-cell table:style-name="ce252" office:value-type="string" calcext:value-type="string">
            <text:p>Concepto</text:p>
          </table:table-cell>
          <table:table-cell table:style-name="ce252" office:value-type="string" calcext:value-type="string">
            <text:p>Ingreso</text:p>
          </table:table-cell>
          <table:table-cell table:style-name="ce252" office:value-type="string" calcext:value-type="string">
            <text:p>Egreso</text:p>
          </table:table-cell>
          <table:table-cell table:style-name="ce252" office:value-type="string" calcext:value-type="string">
            <text:p>Saldo</text:p>
          </table:table-cell>
          <table:table-cell table:number-columns-repeated="8"/>
        </table:table-row>
        <table:table-row table:style-name="ro1">
          <table:table-cell office:value-type="date" office:date-value="2016-11-04" calcext:value-type="date">
            <text:p>11/04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,000.00</text:p>
          </table:table-cell>
          <table:table-cell/>
          <table:table-cell table:formula="of:=+[.C3]-[.D3]" office:value-type="currency" office:currency="ARS" office:value="2000" calcext:value-type="currency">
            <text:p>$2,000.00</text:p>
          </table:table-cell>
          <table:table-cell table:number-columns-repeated="8"/>
        </table:table-row>
        <table:table-row table:style-name="ro1">
          <table:table-cell office:value-type="date" office:date-value="2016-11-04" calcext:value-type="date">
            <text:p>11/04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,000.00</text:p>
          </table:table-cell>
          <table:table-cell/>
          <table:table-cell table:formula="of:=+[.E3]+[.C4]-[.D4]" office:value-type="currency" office:currency="ARS" office:value="4000" calcext:value-type="currency">
            <text:p>$4,000.00</text:p>
          </table:table-cell>
          <table:table-cell table:number-columns-repeated="8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,000.00</text:p>
          </table:table-cell>
          <table:table-cell/>
          <table:table-cell table:formula="of:=+[.E4]+[.C5]-[.D5]" office:value-type="currency" office:currency="ARS" office:value="14000" calcext:value-type="currency">
            <text:p>$14,000.00</text:p>
          </table:table-cell>
          <table:table-cell/>
          <table:table-cell table:style-name="ce143" office:value-type="string" calcext:value-type="string">
            <text:p>Benjis</text:p>
          </table:table-cell>
          <table:table-cell table:style-name="ce143" office:value-type="string" calcext:value-type="string">
            <text:p>Charles</text:p>
          </table:table-cell>
          <table:table-cell table:style-name="ce143" office:value-type="string" calcext:value-type="string">
            <text:p>Erwin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.00</text:p>
          </table:table-cell>
          <table:table-cell/>
          <table:table-cell table:formula="of:=+[.E5]+[.C6]-[.D6]" office:value-type="currency" office:currency="ARS" office:value="14500" calcext:value-type="currency">
            <text:p>$14,500.00</text:p>
          </table:table-cell>
          <table:table-cell/>
          <table:table-cell table:style-name="ce255" table:formula="of:=[.C5]" office:value-type="currency" office:currency="ARS" office:value="10000" calcext:value-type="currency">
            <text:p>$10,000.00</text:p>
          </table:table-cell>
          <table:table-cell table:style-name="ce255" table:formula="of:=+[.C3]" office:value-type="currency" office:currency="ARS" office:value="2000" calcext:value-type="currency">
            <text:p>$2,000.00</text:p>
          </table:table-cell>
          <table:table-cell table:style-name="ce255" table:formula="of:=+[.C4]" office:value-type="currency" office:currency="ARS" office:value="2000" calcext:value-type="currency">
            <text:p>$2,000.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74" calcext:value-type="currency">
            <text:p>$5,874.00</text:p>
          </table:table-cell>
          <table:table-cell/>
          <table:table-cell table:formula="of:=+[.E6]+[.C7]-[.D7]" office:value-type="currency" office:currency="ARS" office:value="20374" calcext:value-type="currency">
            <text:p>$20,374.00</text:p>
          </table:table-cell>
          <table:table-cell/>
          <table:table-cell table:style-name="ce255" table:formula="of:=+[.C41]" office:value-type="currency" office:currency="ARS" office:value="1871.02" calcext:value-type="currency">
            <text:p>$1,871.02</text:p>
          </table:table-cell>
          <table:table-cell table:style-name="ce255" table:formula="of:=+[.C6]" office:value-type="currency" office:currency="ARS" office:value="500" calcext:value-type="currency">
            <text:p>$500.00</text:p>
          </table:table-cell>
          <table:table-cell table:style-name="ce255" table:formula="of:=+[.C7]" office:value-type="currency" office:currency="ARS" office:value="5874" calcext:value-type="currency">
            <text:p>$5,874.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Alq. Proporcional por 8 días</text:p>
          </table:table-cell>
          <table:table-cell/>
          <table:table-cell office:value-type="currency" office:currency="ARS" office:value="2213" calcext:value-type="currency">
            <text:p>$2,213.00</text:p>
          </table:table-cell>
          <table:table-cell table:formula="of:=+[.E7]+[.C8]-[.D8]" office:value-type="currency" office:currency="ARS" office:value="18161" calcext:value-type="currency">
            <text:p>$18,161.00</text:p>
          </table:table-cell>
          <table:table-cell/>
          <table:table-cell table:style-name="ce255" table:formula="of:=+[.C49]" office:value-type="currency" office:currency="ARS" office:value="10000" calcext:value-type="currency">
            <text:p>$10,000.00</text:p>
          </table:table-cell>
          <table:table-cell table:style-name="ce255" table:formula="of:=+[.C19]" office:value-type="currency" office:currency="ARS" office:value="1000" calcext:value-type="currency">
            <text:p>$1,000.00</text:p>
          </table:table-cell>
          <table:table-cell table:style-name="ce255" table:formula="of:=+[.C22]" office:value-type="currency" office:currency="ARS" office:value="283" calcext:value-type="currency">
            <text:p>$283.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Municipal por 8 dias</text:p>
          </table:table-cell>
          <table:table-cell/>
          <table:table-cell office:value-type="currency" office:currency="ARS" office:value="63" calcext:value-type="currency">
            <text:p>$63.00</text:p>
          </table:table-cell>
          <table:table-cell table:formula="of:=+[.E8]+[.C9]-[.D9]" office:value-type="currency" office:currency="ARS" office:value="18098" calcext:value-type="currency">
            <text:p>$18,098.00</text:p>
          </table:table-cell>
          <table:table-cell/>
          <table:table-cell table:style-name="ce255" table:formula="of:=+[.C64]" office:value-type="currency" office:currency="ARS" office:value="3800" calcext:value-type="currency">
            <text:p>$3,800.00</text:p>
          </table:table-cell>
          <table:table-cell table:style-name="ce255" table:formula="of:=+[.C21]" office:value-type="currency" office:currency="ARS" office:value="87.09" calcext:value-type="currency">
            <text:p>$87.09</text:p>
          </table:table-cell>
          <table:table-cell table:style-name="ce255" table:formula="of:=+[.C26]" office:value-type="currency" office:currency="ARS" office:value="1000" calcext:value-type="currency">
            <text:p>$1,000.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Rentas por 8 dias</text:p>
          </table:table-cell>
          <table:table-cell/>
          <table:table-cell office:value-type="currency" office:currency="ARS" office:value="38" calcext:value-type="currency">
            <text:p>$38.00</text:p>
          </table:table-cell>
          <table:table-cell table:formula="of:=+[.E9]+[.C10]-[.D10]" office:value-type="currency" office:currency="ARS" office:value="18060" calcext:value-type="currency">
            <text:p>$18,060.00</text:p>
          </table:table-cell>
          <table:table-cell/>
          <table:table-cell table:style-name="ce255" table:formula="of:=+[.C56]" office:value-type="currency" office:currency="ARS" office:value="1500" calcext:value-type="currency">
            <text:p>$1,500.00</text:p>
          </table:table-cell>
          <table:table-cell table:style-name="ce255" table:formula="of:=+[.C25]" office:value-type="currency" office:currency="ARS" office:value="500" calcext:value-type="currency">
            <text:p>$500.00</text:p>
          </table:table-cell>
          <table:table-cell table:style-name="ce255" table:formula="of:=+[.C30]" office:value-type="currency" office:currency="ARS" office:value="532.72" calcext:value-type="currency">
            <text:p>$532.72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Expensas por 8 dias</text:p>
          </table:table-cell>
          <table:table-cell/>
          <table:table-cell office:value-type="currency" office:currency="ARS" office:value="119" calcext:value-type="currency">
            <text:p>$119.00</text:p>
          </table:table-cell>
          <table:table-cell table:formula="of:=+[.E10]+[.C11]-[.D11]" office:value-type="currency" office:currency="ARS" office:value="17941" calcext:value-type="currency">
            <text:p>$17,941.00</text:p>
          </table:table-cell>
          <table:table-cell/>
          <table:table-cell table:style-name="ce255" table:formula="of:=+[.C69]" office:value-type="currency" office:currency="ARS" office:value="320" calcext:value-type="currency">
            <text:p>$320.00</text:p>
          </table:table-cell>
          <table:table-cell table:style-name="ce255" table:formula="of:=+[.C29]" office:value-type="currency" office:currency="ARS" office:value="300" calcext:value-type="currency">
            <text:p>$300.00</text:p>
          </table:table-cell>
          <table:table-cell table:style-name="ce255" table:formula="of:=+[.C35]" office:value-type="currency" office:currency="ARS" office:value="2500" calcext:value-type="currency">
            <text:p>$2,500.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Aguas por 8 dias</text:p>
          </table:table-cell>
          <table:table-cell/>
          <table:table-cell office:value-type="currency" office:currency="ARS" office:value="79" calcext:value-type="currency">
            <text:p>$79.00</text:p>
          </table:table-cell>
          <table:table-cell table:formula="of:=+[.E11]+[.C12]-[.D12]" office:value-type="currency" office:currency="ARS" office:value="17862" calcext:value-type="currency">
            <text:p>$17,862.00</text:p>
          </table:table-cell>
          <table:table-cell/>
          <table:table-cell table:style-name="ce255" table:formula="of:=+[.C80]" office:value-type="currency" office:currency="ARS" office:value="332" calcext:value-type="currency">
            <text:p>$332.00</text:p>
          </table:table-cell>
          <table:table-cell table:style-name="ce255" table:formula="of:=+[.C34]" office:value-type="currency" office:currency="ARS" office:value="80" calcext:value-type="currency">
            <text:p>$80.00</text:p>
          </table:table-cell>
          <table:table-cell table:style-name="ce255" table:formula="of:=+[.C38]" office:value-type="currency" office:currency="ARS" office:value="8750" calcext:value-type="currency">
            <text:p>$8,750.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Honorarios </text:p>
          </table:table-cell>
          <table:table-cell/>
          <table:table-cell office:value-type="currency" office:currency="ARS" office:value="11000" calcext:value-type="currency">
            <text:p>$11,000.00</text:p>
          </table:table-cell>
          <table:table-cell table:formula="of:=+[.E12]+[.C13]-[.D13]" office:value-type="currency" office:currency="ARS" office:value="6862" calcext:value-type="currency">
            <text:p>$6,862.00</text:p>
          </table:table-cell>
          <table:table-cell/>
          <table:table-cell table:style-name="ce255" table:formula="of:=[.C82]" office:value-type="currency" office:currency="ARS" office:value="1409" calcext:value-type="currency">
            <text:p>$1,409.00</text:p>
          </table:table-cell>
          <table:table-cell table:style-name="ce255" table:formula="of:=+[.C42]" office:value-type="currency" office:currency="ARS" office:value="1400" calcext:value-type="currency">
            <text:p>$1,400.00</text:p>
          </table:table-cell>
          <table:table-cell table:style-name="ce255" table:formula="of:=+[.C51]" office:value-type="currency" office:currency="ARS" office:value="5800" calcext:value-type="currency">
            <text:p>$5,800.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Sellado</text:p>
          </table:table-cell>
          <table:table-cell/>
          <table:table-cell office:value-type="currency" office:currency="ARS" office:value="2312" calcext:value-type="currency">
            <text:p>$2,312.00</text:p>
          </table:table-cell>
          <table:table-cell table:formula="of:=+[.E13]+[.C14]-[.D14]" office:value-type="currency" office:currency="ARS" office:value="4550" calcext:value-type="currency">
            <text:p>$4,550.00</text:p>
          </table:table-cell>
          <table:table-cell/>
          <table:table-cell table:style-name="ce255" table:formula="of:=[.C87]" office:value-type="currency" office:currency="ARS" office:value="535" calcext:value-type="currency">
            <text:p>$535.00</text:p>
          </table:table-cell>
          <table:table-cell table:style-name="ce255" table:formula="of:=+[.C46]" office:value-type="currency" office:currency="ARS" office:value="1000" calcext:value-type="currency">
            <text:p>$1,000.00</text:p>
          </table:table-cell>
          <table:table-cell table:style-name="ce255" table:formula="of:=+[.C59]" office:value-type="currency" office:currency="ARS" office:value="992.64" calcext:value-type="currency">
            <text:p>$992.64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Verificación Garantías (6 x 200 )</text:p>
          </table:table-cell>
          <table:table-cell/>
          <table:table-cell table:formula="of:=+6*200" office:value-type="currency" office:currency="ARS" office:value="1200" calcext:value-type="currency">
            <text:p>$1,200.00</text:p>
          </table:table-cell>
          <table:table-cell table:formula="of:=+[.E14]+[.C15]-[.D15]" office:value-type="currency" office:currency="ARS" office:value="3350" calcext:value-type="currency">
            <text:p>$3,350.00</text:p>
          </table:table-cell>
          <table:table-cell/>
          <table:table-cell table:style-name="ce255" table:formula="of:=[.C90]" office:value-type="currency" office:currency="ARS" office:value="550" calcext:value-type="currency">
            <text:p>$550.00</text:p>
          </table:table-cell>
          <table:table-cell table:style-name="ce255" table:formula="of:=+[.C47]" office:value-type="currency" office:currency="ARS" office:value="1100" calcext:value-type="currency">
            <text:p>$1,100.00</text:p>
          </table:table-cell>
          <table:table-cell table:style-name="ce255" table:formula="of:=+[.C65]" office:value-type="currency" office:currency="ARS" office:value="1365" calcext:value-type="currency">
            <text:p>$1,365.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Certificación de firmas ( 5 x 250 )</text:p>
          </table:table-cell>
          <table:table-cell/>
          <table:table-cell table:formula="of:=+5*250" office:value-type="currency" office:currency="ARS" office:value="1250" calcext:value-type="currency">
            <text:p>$1,250.00</text:p>
          </table:table-cell>
          <table:table-cell table:formula="of:=+[.E15]+[.C16]-[.D16]" office:value-type="currency" office:currency="ARS" office:value="2100" calcext:value-type="currency">
            <text:p>$2,100.00</text:p>
          </table:table-cell>
          <table:table-cell/>
          <table:table-cell table:style-name="ce255" table:formula="of:=[.C95]" office:value-type="currency" office:currency="ARS" office:value="1185" calcext:value-type="currency">
            <text:p>$1,185.00</text:p>
          </table:table-cell>
          <table:table-cell table:style-name="ce255" table:formula="of:=+[.C50]" office:value-type="currency" office:currency="ARS" office:value="1790" calcext:value-type="currency">
            <text:p>$1,790.00</text:p>
          </table:table-cell>
          <table:table-cell table:style-name="ce255" table:formula="of:=+[.C70]" office:value-type="currency" office:currency="ARS" office:value="504" calcext:value-type="currency">
            <text:p>$504.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Instalación de gas</text:p>
          </table:table-cell>
          <table:table-cell/>
          <table:table-cell office:value-type="currency" office:currency="ARS" office:value="1750" calcext:value-type="currency">
            <text:p>$1,750.00</text:p>
          </table:table-cell>
          <table:table-cell table:formula="of:=+[.E16]+[.C17]-[.D17]" office:value-type="currency" office:currency="ARS" office:value="350" calcext:value-type="currency">
            <text:p>$350.00</text:p>
          </table:table-cell>
          <table:table-cell/>
          <table:table-cell table:style-name="ce255" table:formula="of:=[.C101]" office:value-type="currency" office:currency="ARS" office:value="2481.78" calcext:value-type="currency">
            <text:p>$2,481.78</text:p>
          </table:table-cell>
          <table:table-cell table:style-name="ce255" table:formula="of:=+[.C55]" office:value-type="currency" office:currency="ARS" office:value="10000" calcext:value-type="currency">
            <text:p>$10,000.00</text:p>
          </table:table-cell>
          <table:table-cell table:style-name="ce255" table:formula="of:=+[.C75]" office:value-type="currency" office:currency="ARS" office:value="800" calcext:value-type="currency">
            <text:p>$800.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Copia de Llaves + cambio combinación</text:p>
          </table:table-cell>
          <table:table-cell/>
          <table:table-cell office:value-type="currency" office:currency="ARS" office:value="350" calcext:value-type="currency">
            <text:p>$350.00</text:p>
          </table:table-cell>
          <table:table-cell table:formula="of:=+[.E17]+[.C18]-[.D18]" office:value-type="currency" office:currency="ARS" office:value="0" calcext:value-type="currency">
            <text:p>$0.00</text:p>
          </table:table-cell>
          <table:table-cell/>
          <table:table-cell table:style-name="ce255" table:formula="of:=[.C110]" office:value-type="currency" office:currency="ARS" office:value="283" calcext:value-type="currency">
            <text:p>$283.00</text:p>
          </table:table-cell>
          <table:table-cell table:style-name="ce255" table:formula="of:=+[.C63]" office:value-type="currency" office:currency="ARS" office:value="8200" calcext:value-type="currency">
            <text:p>$8,200.00</text:p>
          </table:table-cell>
          <table:table-cell table:style-name="ce255" table:formula="of:=[.C91]" office:value-type="currency" office:currency="ARS" office:value="4480" calcext:value-type="currency">
            <text:p>$4,480.00</text:p>
          </table:table-cell>
          <table:table-cell table:number-columns-repeated="4"/>
        </table:table-row>
        <table:table-row table:style-name="ro1">
          <table:table-cell office:value-type="date" office:date-value="2016-11-29" calcext:value-type="date">
            <text:p>11/29/16</text:p>
          </table:table-cell>
          <table:table-cell office:value-type="string" calcext:value-type="string">
            <text:p>Aporte Charles</text:p>
          </table:table-cell>
          <table:table-cell table:style-name="ce256" office:value-type="currency" office:currency="ARS" office:value="1000" calcext:value-type="currency">
            <text:p>$1,000.00</text:p>
          </table:table-cell>
          <table:table-cell table:style-name="ce256"/>
          <table:table-cell table:formula="of:=+[.E18]+[.C19]-[.D19]" office:value-type="currency" office:currency="ARS" office:value="1000" calcext:value-type="currency">
            <text:p>$1,000.00</text:p>
          </table:table-cell>
          <table:table-cell/>
          <table:table-cell table:style-name="ce255" table:formula="of:=[.C113]" office:value-type="currency" office:currency="ARS" office:value="3630" calcext:value-type="currency">
            <text:p>$3,630.00</text:p>
          </table:table-cell>
          <table:table-cell table:style-name="ce255" table:formula="of:=+[.C73]" office:value-type="currency" office:currency="ARS" office:value="2500" calcext:value-type="currency">
            <text:p>$2,500.00</text:p>
          </table:table-cell>
          <table:table-cell table:style-name="ce255" table:formula="of:=[.C78]" office:value-type="currency" office:currency="ARS" office:value="700" calcext:value-type="currency">
            <text:p>$700.00</text:p>
          </table:table-cell>
          <table:table-cell table:number-columns-repeated="4"/>
        </table:table-row>
        <table:table-row table:style-name="ro1">
          <table:table-cell office:value-type="date" office:date-value="2016-11-29" calcext:value-type="date">
            <text:p>11/29/16</text:p>
          </table:table-cell>
          <table:table-cell office:value-type="string" calcext:value-type="string">
            <text:p>Flete ( C. Paz – Cba. )</text:p>
          </table:table-cell>
          <table:table-cell table:style-name="ce256"/>
          <table:table-cell table:style-name="ce256" office:value-type="currency" office:currency="ARS" office:value="1000" calcext:value-type="currency">
            <text:p>$1,000.00</text:p>
          </table:table-cell>
          <table:table-cell table:formula="of:=+[.E19]+[.C20]-[.D20]" office:value-type="currency" office:currency="ARS" office:value="0" calcext:value-type="currency">
            <text:p>$0.00</text:p>
          </table:table-cell>
          <table:table-cell/>
          <table:table-cell table:style-name="ce255"/>
          <table:table-cell table:style-name="ce255" office:value-type="currency" office:currency="ARS" office:value="723" calcext:value-type="currency">
            <text:p>$723.00</text:p>
          </table:table-cell>
          <table:table-cell table:style-name="ce255" table:formula="of:=[.C96]" office:value-type="currency" office:currency="ARS" office:value="2000" calcext:value-type="currency">
            <text:p>$2,000.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7.09" calcext:value-type="currency">
            <text:p>$87.09</text:p>
          </table:table-cell>
          <table:table-cell/>
          <table:table-cell table:formula="of:=+[.E20]+[.C21]-[.D21]" office:value-type="currency" office:currency="ARS" office:value="87.09" calcext:value-type="currency">
            <text:p>$87.09</text:p>
          </table:table-cell>
          <table:table-cell/>
          <table:table-cell table:style-name="ce255" table:number-columns-repeated="2"/>
          <table:table-cell table:style-name="ce255" table:formula="of:=[.C102]" office:value-type="currency" office:currency="ARS" office:value="7215" calcext:value-type="currency">
            <text:p>$7,215.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83" calcext:value-type="currency">
            <text:p>$283.00</text:p>
          </table:table-cell>
          <table:table-cell/>
          <table:table-cell table:formula="of:=+[.E21]+[.C22]-[.D22]" office:value-type="currency" office:currency="ARS" office:value="370.09" calcext:value-type="currency">
            <text:p>$370.09</text:p>
          </table:table-cell>
          <table:table-cell/>
          <table:table-cell table:style-name="ce255" table:number-columns-repeated="2"/>
          <table:table-cell table:style-name="ce255" table:formula="of:=[.C108]" office:value-type="currency" office:currency="ARS" office:value="250" calcext:value-type="currency">
            <text:p>$250.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11/30/16</text:p>
          </table:table-cell>
          <table:table-cell table:style-name="ce254" office:value-type="string" calcext:value-type="string">
            <text:p>Compra de Materiales en Zarate </text:p>
          </table:table-cell>
          <table:table-cell table:style-name="ce139"/>
          <table:table-cell office:value-type="currency" office:currency="ARS" office:value="87.09" calcext:value-type="currency">
            <text:p>$87.09</text:p>
          </table:table-cell>
          <table:table-cell table:formula="of:=+[.E22]+[.C23]-[.D23]" office:value-type="currency" office:currency="ARS" office:value="283" calcext:value-type="currency">
            <text:p>$283.00</text:p>
          </table:table-cell>
          <table:table-cell/>
          <table:table-cell table:style-name="ce255" table:number-columns-repeated="2"/>
          <table:table-cell table:style-name="ce255" table:formula="of:=[.C114]" office:value-type="currency" office:currency="ARS" office:value="508.43" calcext:value-type="currency">
            <text:p>$508.43</text:p>
          </table:table-cell>
          <table:table-cell table:style-name="ce261" table:formula="of:=SUM([.G29:.I29])" office:value-type="currency" office:currency="ARS" office:value="114631.68" calcext:value-type="currency">
            <text:p>$114,631.68</text:p>
          </table:table-cell>
          <table:table-cell table:number-columns-repeated="3"/>
        </table:table-row>
        <table:table-row table:style-name="ro1">
          <table:table-cell office:value-type="date" office:date-value="2016-11-30" calcext:value-type="date">
            <text:p>11/30/16</text:p>
          </table:table-cell>
          <table:table-cell table:style-name="ce254" office:value-type="string" calcext:value-type="string">
            <text:p>Compra de Materiales en Ferretería Rondeau</text:p>
          </table:table-cell>
          <table:table-cell table:style-name="ce139"/>
          <table:table-cell office:value-type="currency" office:currency="ARS" office:value="283" calcext:value-type="currency">
            <text:p>$283.00</text:p>
          </table:table-cell>
          <table:table-cell table:formula="of:=+[.E23]+[.C24]-[.D24]" office:value-type="currency" office:currency="ARS" office:value="0" calcext:value-type="currency">
            <text:p>$0.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03" calcext:value-type="date">
            <text:p>12/03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.00</text:p>
          </table:table-cell>
          <table:table-cell/>
          <table:table-cell table:formula="of:=+[.E24]+[.C25]-[.D25]" office:value-type="currency" office:currency="ARS" office:value="500" calcext:value-type="currency">
            <text:p>$500.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03" calcext:value-type="date">
            <text:p>12/03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,000.00</text:p>
          </table:table-cell>
          <table:table-cell/>
          <table:table-cell table:formula="of:=+[.E25]+[.C26]-[.D26]" office:value-type="currency" office:currency="ARS" office:value="1500" calcext:value-type="currency">
            <text:p>$1,500.00</text:p>
          </table:table-cell>
          <table:table-cell/>
          <table:table-cell table:style-name="ce255"/>
          <table:table-cell table:style-name="ce139" table:number-columns-repeated="2"/>
          <table:table-cell table:number-columns-repeated="4"/>
        </table:table-row>
        <table:table-row table:style-name="ro1">
          <table:table-cell office:value-type="date" office:date-value="2016-12-03" calcext:value-type="date">
            <text:p>12/03/16</text:p>
          </table:table-cell>
          <table:table-cell office:value-type="string" calcext:value-type="string">
            <text:p>Bacha en ejecución C 1 /4</text:p>
          </table:table-cell>
          <table:table-cell/>
          <table:table-cell office:value-type="currency" office:currency="ARS" office:value="500" calcext:value-type="currency">
            <text:p>$500.00</text:p>
          </table:table-cell>
          <table:table-cell table:formula="of:=+[.E26]+[.C27]-[.D27]" office:value-type="currency" office:currency="ARS" office:value="1000" calcext:value-type="currency">
            <text:p>$1,000.00</text:p>
          </table:table-cell>
          <table:table-cell/>
          <table:table-cell table:style-name="ce255"/>
          <table:table-cell table:style-name="ce139" table:number-columns-repeated="2"/>
          <table:table-cell table:number-columns-repeated="4"/>
        </table:table-row>
        <table:table-row table:style-name="ro1">
          <table:table-cell office:value-type="date" office:date-value="2016-12-03" calcext:value-type="date">
            <text:p>12/03/16</text:p>
          </table:table-cell>
          <table:table-cell office:value-type="string" calcext:value-type="string">
            <text:p>Bacha en ejecución C 2 /4</text:p>
          </table:table-cell>
          <table:table-cell/>
          <table:table-cell office:value-type="currency" office:currency="ARS" office:value="1000" calcext:value-type="currency">
            <text:p>$1,000.00</text:p>
          </table:table-cell>
          <table:table-cell table:formula="of:=+[.E27]+[.C28]-[.D28]" office:value-type="currency" office:currency="ARS" office:value="0" calcext:value-type="currency">
            <text:p>$0.00</text:p>
          </table:table-cell>
          <table:table-cell/>
          <table:table-cell table:style-name="ce139" table:number-columns-repeated="3"/>
          <table:table-cell table:number-columns-repeated="4"/>
        </table:table-row>
        <table:table-row table:style-name="ro1">
          <table:table-cell office:value-type="date" office:date-value="2016-12-06" calcext:value-type="date">
            <text:p>12/06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00" calcext:value-type="currency">
            <text:p>$300.00</text:p>
          </table:table-cell>
          <table:table-cell/>
          <table:table-cell table:formula="of:=+[.E28]+[.C29]-[.D29]" office:value-type="currency" office:currency="ARS" office:value="300" calcext:value-type="currency">
            <text:p>$300.00</text:p>
          </table:table-cell>
          <table:table-cell/>
          <table:table-cell table:style-name="ce255" table:formula="of:=SUM([.G6:.G28])" office:value-type="currency" office:currency="ARS" office:value="37896.8" calcext:value-type="currency">
            <text:p>$37,896.80</text:p>
          </table:table-cell>
          <table:table-cell table:style-name="ce255" table:formula="of:=SUM([.H6:.H28])" office:value-type="currency" office:currency="ARS" office:value="31180.09" calcext:value-type="currency">
            <text:p>$31,180.09</text:p>
          </table:table-cell>
          <table:table-cell table:style-name="ce255" table:formula="of:=SUM([.I6:.I28])" office:value-type="currency" office:currency="ARS" office:value="45554.79" calcext:value-type="currency">
            <text:p>$45,554.79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12/06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32.72" calcext:value-type="currency">
            <text:p>$532.72</text:p>
          </table:table-cell>
          <table:table-cell/>
          <table:table-cell table:formula="of:=+[.E29]+[.C30]-[.D30]" office:value-type="currency" office:currency="ARS" office:value="832.72" calcext:value-type="currency">
            <text:p>$832.72</text:p>
          </table:table-cell>
          <table:table-cell table:number-columns-repeated="8"/>
        </table:table-row>
        <table:table-row table:style-name="ro1">
          <table:table-cell office:value-type="date" office:date-value="2016-12-06" calcext:value-type="date">
            <text:p>12/06/16</text:p>
          </table:table-cell>
          <table:table-cell office:value-type="string" calcext:value-type="string">
            <text:p>Municipal 12 c / 2016</text:p>
          </table:table-cell>
          <table:table-cell/>
          <table:table-cell office:value-type="currency" office:currency="ARS" office:value="236" calcext:value-type="currency">
            <text:p>$236.00</text:p>
          </table:table-cell>
          <table:table-cell table:formula="of:=+[.E30]+[.C31]-[.D31]" office:value-type="currency" office:currency="ARS" office:value="596.72" calcext:value-type="currency">
            <text:p>$596.72</text:p>
          </table:table-cell>
          <table:table-cell table:number-columns-repeated="3"/>
          <table:table-cell table:style-name="ce260"/>
          <table:table-cell table:number-columns-repeated="4"/>
        </table:table-row>
        <table:table-row table:style-name="ro1">
          <table:table-cell office:value-type="date" office:date-value="2016-12-06" calcext:value-type="date">
            <text:p>12/06/16</text:p>
          </table:table-cell>
          <table:table-cell office:value-type="string" calcext:value-type="string">
            <text:p>Agua 12 c /2016</text:p>
          </table:table-cell>
          <table:table-cell/>
          <table:table-cell office:value-type="currency" office:currency="ARS" office:value="296.72" calcext:value-type="currency">
            <text:p>$296.72</text:p>
          </table:table-cell>
          <table:table-cell table:formula="of:=+[.E31]+[.C32]-[.D32]" office:value-type="currency" office:currency="ARS" office:value="300" calcext:value-type="currency">
            <text:p>$300.00</text:p>
          </table:table-cell>
          <table:table-cell table:number-columns-repeated="8"/>
        </table:table-row>
        <table:table-row table:style-name="ro1">
          <table:table-cell office:value-type="date" office:date-value="2016-12-06" calcext:value-type="date">
            <text:p>12/06/16</text:p>
          </table:table-cell>
          <table:table-cell office:value-type="string" calcext:value-type="string">
            <text:p>Arreglo Juguera</text:p>
          </table:table-cell>
          <table:table-cell/>
          <table:table-cell office:value-type="currency" office:currency="ARS" office:value="300" calcext:value-type="currency">
            <text:p>$300.00</text:p>
          </table:table-cell>
          <table:table-cell table:formula="of:=+[.E32]+[.C33]-[.D33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6-12-07" calcext:value-type="date">
            <text:p>12/07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0" calcext:value-type="currency">
            <text:p>$80.00</text:p>
          </table:table-cell>
          <table:table-cell/>
          <table:table-cell table:formula="of:=+[.E33]+[.C34]-[.D34]" office:value-type="currency" office:currency="ARS" office:value="80" calcext:value-type="currency">
            <text:p>$80.00</text:p>
          </table:table-cell>
          <table:table-cell table:number-columns-repeated="8"/>
        </table:table-row>
        <table:table-row table:style-name="ro1">
          <table:table-cell office:value-type="date" office:date-value="2016-12-07" calcext:value-type="date">
            <text:p>12/07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0" calcext:value-type="currency">
            <text:p>$2,500.00</text:p>
          </table:table-cell>
          <table:table-cell/>
          <table:table-cell table:formula="of:=+[.E34]+[.C35]-[.D35]" office:value-type="currency" office:currency="ARS" office:value="2580" calcext:value-type="currency">
            <text:p>$2,580.00</text:p>
          </table:table-cell>
          <table:table-cell table:number-columns-repeated="2"/>
          <table:table-cell office:value-type="string" calcext:value-type="string">
            <text:p>Efectivo</text:p>
          </table:table-cell>
          <table:table-cell table:number-columns-repeated="5"/>
        </table:table-row>
        <table:table-row table:style-name="ro1">
          <table:table-cell office:value-type="date" office:date-value="2016-12-07" calcext:value-type="date">
            <text:p>12/07/16</text:p>
          </table:table-cell>
          <table:table-cell office:value-type="string" calcext:value-type="string">
            <text:p>Calefón electrico</text:p>
          </table:table-cell>
          <table:table-cell/>
          <table:table-cell office:value-type="currency" office:currency="ARS" office:value="2500" calcext:value-type="currency">
            <text:p>$2,500.00</text:p>
          </table:table-cell>
          <table:table-cell table:formula="of:=+[.E35]+[.C36]-[.D36]" office:value-type="currency" office:currency="ARS" office:value="80" calcext:value-type="currency">
            <text:p>$80.00</text:p>
          </table:table-cell>
          <table:table-cell/>
          <table:table-cell office:value-type="string" calcext:value-type="string">
            <text:p>Benjis</text:p>
          </table:table-cell>
          <table:table-cell table:style-name="ce260" table:formula="of:=[.C5]+[.C41]+[.C49]+[.C64]+[.C69]+[.C56]+[.C80]+[.C82]+[.C87]+[.C90]+[.C95]+[.C101]+[.C110]+[.C113]" office:value-type="currency" office:currency="ARS" office:value="37896.8" calcext:value-type="currency">
            <text:p>$37,896.80</text:p>
          </table:table-cell>
          <table:table-cell table:number-columns-repeated="5"/>
        </table:table-row>
        <table:table-row table:style-name="ro1">
          <table:table-cell office:value-type="date" office:date-value="2016-12-07" calcext:value-type="date">
            <text:p>12/07/16</text:p>
          </table:table-cell>
          <table:table-cell office:value-type="string" calcext:value-type="string">
            <text:p>Articulos de limpieza</text:p>
          </table:table-cell>
          <table:table-cell/>
          <table:table-cell office:value-type="currency" office:currency="ARS" office:value="80" calcext:value-type="currency">
            <text:p>$80.00</text:p>
          </table:table-cell>
          <table:table-cell table:formula="of:=+[.E36]+[.C37]-[.D37]" office:value-type="currency" office:currency="ARS" office:value="0" calcext:value-type="currency">
            <text:p>$0.00</text:p>
          </table:table-cell>
          <table:table-cell/>
          <table:table-cell office:value-type="string" calcext:value-type="string">
            <text:p>Charles</text:p>
          </table:table-cell>
          <table:table-cell table:style-name="ce260" table:formula="of:=+[.C3]+[.C6]+[.C19]+[.C21]+[.C25]+[.C29]+[.C34]+[.C42]+[.C46]+[.C50]+[.C47]+[.C55]+[.C63]+[.C73]" office:value-type="currency" office:currency="ARS" office:value="30457.09" calcext:value-type="currency">
            <text:p>$30,457.09</text:p>
          </table:table-cell>
          <table:table-cell table:number-columns-repeated="5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750" calcext:value-type="currency">
            <text:p>$8,750.00</text:p>
          </table:table-cell>
          <table:table-cell/>
          <table:table-cell table:formula="of:=+[.E37]+[.C38]-[.D38]" office:value-type="currency" office:currency="ARS" office:value="8750" calcext:value-type="currency">
            <text:p>$8,750.00</text:p>
          </table:table-cell>
          <table:table-cell/>
          <table:table-cell office:value-type="string" calcext:value-type="string">
            <text:p>Erwin</text:p>
          </table:table-cell>
          <table:table-cell table:style-name="ce260" table:formula="of:=+[.C4]+[.C7]+[.C22]+[.C26]+[.C30]+[.C35]+[.C38]+[.C51]+[.C59]+[.C65]+[.C70]+[.C75]+[.C91]+[.C78]+[.C96]+[.C102]+[.C108]+[.C114]" office:value-type="currency" office:currency="ARS" office:value="45554.79" calcext:value-type="currency">
            <text:p>$45,554.79</text:p>
          </table:table-cell>
          <table:table-cell table:number-columns-repeated="5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lq. Diciembre / 2016</text:p>
          </table:table-cell>
          <table:table-cell/>
          <table:table-cell office:value-type="currency" office:currency="ARS" office:value="8300" calcext:value-type="currency">
            <text:p>$8,300.00</text:p>
          </table:table-cell>
          <table:table-cell table:formula="of:=+[.E38]+[.C39]-[.D39]" office:value-type="currency" office:currency="ARS" office:value="450" calcext:value-type="currency">
            <text:p>$450.00</text:p>
          </table:table-cell>
          <table:table-cell table:number-columns-repeated="2"/>
          <table:table-cell table:style-name="ce257" table:formula="of:=SUM([.H36:.H38])" office:value-type="currency" office:currency="ARS" office:value="113908.68" calcext:value-type="currency">
            <text:p>$113,908.68</text:p>
          </table:table-cell>
          <table:table-cell table:number-columns-repeated="5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Expensas Dic. / 2016</text:p>
          </table:table-cell>
          <table:table-cell/>
          <table:table-cell office:value-type="currency" office:currency="ARS" office:value="450" calcext:value-type="currency">
            <text:p>$450.00</text:p>
          </table:table-cell>
          <table:table-cell table:formula="of:=+[.E39]+[.C40]-[.D40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6-12-13" calcext:value-type="date">
            <text:p>12/13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871.02" calcext:value-type="currency">
            <text:p>$1,871.02</text:p>
          </table:table-cell>
          <table:table-cell/>
          <table:table-cell table:formula="of:=+[.E40]+[.C41]-[.D41]" office:value-type="currency" office:currency="ARS" office:value="1871.02" calcext:value-type="currency">
            <text:p>$1,871.02</text:p>
          </table:table-cell>
          <table:table-cell table:number-columns-repeated="8"/>
        </table:table-row>
        <table:table-row table:style-name="ro1">
          <table:table-cell office:value-type="date" office:date-value="2016-12-13" calcext:value-type="date">
            <text:p>12/13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400" calcext:value-type="currency">
            <text:p>$1,400.00</text:p>
          </table:table-cell>
          <table:table-cell/>
          <table:table-cell table:formula="of:=+[.E41]+[.C42]-[.D42]" office:value-type="currency" office:currency="ARS" office:value="3271.02" calcext:value-type="currency">
            <text:p>$3,271.02</text:p>
          </table:table-cell>
          <table:table-cell table:number-columns-repeated="8"/>
        </table:table-row>
        <table:table-row table:style-name="ro1">
          <table:table-cell office:value-type="date" office:date-value="2016-12-13" calcext:value-type="date">
            <text:p>12/13/16</text:p>
          </table:table-cell>
          <table:table-cell table:style-name="ce254" office:value-type="string" calcext:value-type="string">
            <text:p>Vinoteca Don Ciriaco ( Bebidas )</text:p>
          </table:table-cell>
          <table:table-cell table:style-name="ce139"/>
          <table:table-cell office:value-type="currency" office:currency="ARS" office:value="1545" calcext:value-type="currency">
            <text:p>$1,545.00</text:p>
          </table:table-cell>
          <table:table-cell table:formula="of:=+[.E42]+[.C43]-[.D43]" office:value-type="currency" office:currency="ARS" office:value="1726.02" calcext:value-type="currency">
            <text:p>$1,726.02</text:p>
          </table:table-cell>
          <table:table-cell table:number-columns-repeated="8"/>
        </table:table-row>
        <table:table-row table:style-name="ro1">
          <table:table-cell office:value-type="date" office:date-value="2016-12-13" calcext:value-type="date">
            <text:p>12/13/16</text:p>
          </table:table-cell>
          <table:table-cell office:value-type="string" calcext:value-type="string">
            <text:p>Ceramicos ( Darsie )</text:p>
          </table:table-cell>
          <table:table-cell table:style-name="ce139"/>
          <table:table-cell office:value-type="currency" office:currency="ARS" office:value="326.02" calcext:value-type="currency">
            <text:p>$326.02</text:p>
          </table:table-cell>
          <table:table-cell table:formula="of:=+[.E43]+[.C44]-[.D44]" office:value-type="currency" office:currency="ARS" office:value="1400" calcext:value-type="currency">
            <text:p>$1,400.00</text:p>
          </table:table-cell>
          <table:table-cell table:number-columns-repeated="8"/>
        </table:table-row>
        <table:table-row table:style-name="ro1">
          <table:table-cell office:value-type="date" office:date-value="2016-12-13" calcext:value-type="date">
            <text:p>12/13/16</text:p>
          </table:table-cell>
          <table:table-cell office:value-type="string" calcext:value-type="string">
            <text:p>Instalación bacha + calefon</text:p>
          </table:table-cell>
          <table:table-cell table:style-name="ce139"/>
          <table:table-cell office:value-type="currency" office:currency="ARS" office:value="1400" calcext:value-type="currency">
            <text:p>$1,400.00</text:p>
          </table:table-cell>
          <table:table-cell table:formula="of:=+[.E44]+[.C45]-[.D45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6-12-19" calcext:value-type="date">
            <text:p>12/19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" calcext:value-type="currency">
            <text:p>$1,000.00</text:p>
          </table:table-cell>
          <table:table-cell/>
          <table:table-cell table:formula="of:=+[.E45]+[.C46]-[.D46]" office:value-type="currency" office:currency="ARS" office:value="1000" calcext:value-type="currency">
            <text:p>$1,000.00</text:p>
          </table:table-cell>
          <table:table-cell table:number-columns-repeated="8"/>
        </table:table-row>
        <table:table-row table:style-name="ro1">
          <table:table-cell office:value-type="date" office:date-value="2016-12-27" calcext:value-type="date">
            <text:p>12/27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100" calcext:value-type="currency">
            <text:p>$1,100.00</text:p>
          </table:table-cell>
          <table:table-cell/>
          <table:table-cell table:formula="of:=+[.E46]+[.C47]-[.D47]" office:value-type="currency" office:currency="ARS" office:value="2100" calcext:value-type="currency">
            <text:p>$2,100.00</text:p>
          </table:table-cell>
          <table:table-cell table:number-columns-repeated="8"/>
        </table:table-row>
        <table:table-row table:style-name="ro1">
          <table:table-cell office:value-type="date" office:date-value="2016-12-27" calcext:value-type="date">
            <text:p>12/27/16</text:p>
          </table:table-cell>
          <table:table-cell office:value-type="string" calcext:value-type="string">
            <text:p>Compra Acai pote por 2,800Kg.</text:p>
          </table:table-cell>
          <table:table-cell/>
          <table:table-cell office:value-type="currency" office:currency="ARS" office:value="1100" calcext:value-type="currency">
            <text:p>$1,100.00</text:p>
          </table:table-cell>
          <table:table-cell table:formula="of:=+[.E47]+[.C48]-[.D48]" office:value-type="currency" office:currency="ARS" office:value="1000" calcext:value-type="currency">
            <text:p>$1,000.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,000.00</text:p>
          </table:table-cell>
          <table:table-cell/>
          <table:table-cell table:formula="of:=+[.E48]+[.C49]-[.D49]" office:value-type="currency" office:currency="ARS" office:value="11000" calcext:value-type="currency">
            <text:p>$11,000.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790" calcext:value-type="currency">
            <text:p>$1,790.00</text:p>
          </table:table-cell>
          <table:table-cell/>
          <table:table-cell table:formula="of:=+[.E49]+[.C50]-[.D50]" office:value-type="currency" office:currency="ARS" office:value="12790" calcext:value-type="currency">
            <text:p>$12,790.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00" calcext:value-type="currency">
            <text:p>$5,800.00</text:p>
          </table:table-cell>
          <table:table-cell/>
          <table:table-cell table:formula="of:=+[.E50]+[.C51]-[.D51]" office:value-type="currency" office:currency="ARS" office:value="18590" calcext:value-type="currency">
            <text:p>$18,590.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Compra Horno + Sanguchera</text:p>
          </table:table-cell>
          <table:table-cell/>
          <table:table-cell office:value-type="currency" office:currency="ARS" office:value="10000" calcext:value-type="currency">
            <text:p>$10,000.00</text:p>
          </table:table-cell>
          <table:table-cell table:formula="of:=+[.E51]+[.C52]-[.D52]" office:value-type="currency" office:currency="ARS" office:value="8590" calcext:value-type="currency">
            <text:p>$8,590.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Compra Licuadora industrial</text:p>
          </table:table-cell>
          <table:table-cell/>
          <table:table-cell office:value-type="currency" office:currency="ARS" office:value="1790" calcext:value-type="currency">
            <text:p>$1,790.00</text:p>
          </table:table-cell>
          <table:table-cell table:formula="of:=+[.E52]+[.C53]-[.D53]" office:value-type="currency" office:currency="ARS" office:value="6800" calcext:value-type="currency">
            <text:p>$6,800.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Compra Frezzer Siam</text:p>
          </table:table-cell>
          <table:table-cell/>
          <table:table-cell office:value-type="currency" office:currency="ARS" office:value="5800" calcext:value-type="currency">
            <text:p>$5,800.00</text:p>
          </table:table-cell>
          <table:table-cell table:formula="of:=+[.E53]+[.C54]-[.D54]" office:value-type="currency" office:currency="ARS" office:value="1000" calcext:value-type="currency">
            <text:p>$1,000.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1/04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0" calcext:value-type="currency">
            <text:p>$10,000.00</text:p>
          </table:table-cell>
          <table:table-cell/>
          <table:table-cell table:formula="of:=+[.E54]+[.C55]-[.D55]" office:value-type="currency" office:currency="ARS" office:value="11000" calcext:value-type="currency">
            <text:p>$11,000.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1/04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500" calcext:value-type="currency">
            <text:p>$1,500.00</text:p>
          </table:table-cell>
          <table:table-cell/>
          <table:table-cell table:formula="of:=+[.E55]+[.C56]-[.D56]" office:value-type="currency" office:currency="ARS" office:value="12500" calcext:value-type="currency">
            <text:p>$12,500.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1/04/17</text:p>
          </table:table-cell>
          <table:table-cell office:value-type="string" calcext:value-type="string">
            <text:p>A cuenta ejecución barra ( Charles )</text:p>
          </table:table-cell>
          <table:table-cell/>
          <table:table-cell office:value-type="currency" office:currency="ARS" office:value="10000" calcext:value-type="currency">
            <text:p>$10,000.00</text:p>
          </table:table-cell>
          <table:table-cell table:formula="of:=+[.E56]+[.C57]-[.D57]" office:value-type="currency" office:currency="ARS" office:value="2500" calcext:value-type="currency">
            <text:p>$2,500.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1/04/17</text:p>
          </table:table-cell>
          <table:table-cell office:value-type="string" calcext:value-type="string">
            <text:p>A cuenta ejecución barra ( Benji )</text:p>
          </table:table-cell>
          <table:table-cell/>
          <table:table-cell office:value-type="currency" office:currency="ARS" office:value="1500" calcext:value-type="currency">
            <text:p>$1,500.00</text:p>
          </table:table-cell>
          <table:table-cell table:formula="of:=+[.E57]+[.C58]-[.D58]" office:value-type="currency" office:currency="ARS" office:value="1000" calcext:value-type="currency">
            <text:p>$1,000.00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1/05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992.64" calcext:value-type="currency">
            <text:p>$992.64</text:p>
          </table:table-cell>
          <table:table-cell/>
          <table:table-cell table:formula="of:=+[.E58]+[.C59]-[.D59]" office:value-type="currency" office:currency="ARS" office:value="1992.64" calcext:value-type="currency">
            <text:p>$1,992.6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1/05/17</text:p>
          </table:table-cell>
          <table:table-cell office:value-type="string" calcext:value-type="string">
            <text:p>Luz factura diciembre</text:p>
          </table:table-cell>
          <table:table-cell/>
          <table:table-cell office:value-type="currency" office:currency="ARS" office:value="1268.8" calcext:value-type="currency">
            <text:p>$1,268.80</text:p>
          </table:table-cell>
          <table:table-cell table:formula="of:=+[.E59]+[.C60]-[.D60]" office:value-type="currency" office:currency="ARS" office:value="723.84" calcext:value-type="currency">
            <text:p>$723.8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1/05/17</text:p>
          </table:table-cell>
          <table:table-cell office:value-type="string" calcext:value-type="string">
            <text:p>Rentas 1 c/4</text:p>
          </table:table-cell>
          <table:table-cell/>
          <table:table-cell office:value-type="currency" office:currency="ARS" office:value="461.3" calcext:value-type="currency">
            <text:p>$461.30</text:p>
          </table:table-cell>
          <table:table-cell table:formula="of:=+[.E60]+[.C61]-[.D61]" office:value-type="currency" office:currency="ARS" office:value="262.54" calcext:value-type="currency">
            <text:p>$262.54</text:p>
          </table:table-cell>
          <table:table-cell table:number-columns-repeated="3"/>
          <table:table-cell table:style-name="ce260" table:formula="of:=+[.C127]-[.H39]" office:value-type="currency" office:currency="ARS" office:value="723" calcext:value-type="currency">
            <text:p>$723.00</text:p>
          </table:table-cell>
          <table:table-cell table:number-columns-repeated="4"/>
        </table:table-row>
        <table:table-row table:style-name="ro1">
          <table:table-cell office:value-type="date" office:date-value="2017-01-05" calcext:value-type="date">
            <text:p>01/05/17</text:p>
          </table:table-cell>
          <table:table-cell office:value-type="string" calcext:value-type="string">
            <text:p>Agua 1 c /2017</text:p>
          </table:table-cell>
          <table:table-cell/>
          <table:table-cell office:value-type="currency" office:currency="ARS" office:value="262.54" calcext:value-type="currency">
            <text:p>$262.54</text:p>
          </table:table-cell>
          <table:table-cell table:formula="of:=+[.E61]+[.C62]-[.D62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01/10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200" calcext:value-type="currency">
            <text:p>$8,200.00</text:p>
          </table:table-cell>
          <table:table-cell/>
          <table:table-cell table:formula="of:=+[.E62]+[.C63]-[.D63]" office:value-type="currency" office:currency="ARS" office:value="8200" calcext:value-type="currency">
            <text:p>$8,200.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01/10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800" calcext:value-type="currency">
            <text:p>$3,800.00</text:p>
          </table:table-cell>
          <table:table-cell/>
          <table:table-cell table:formula="of:=+[.E63]+[.C64]-[.D64]" office:value-type="currency" office:currency="ARS" office:value="12000" calcext:value-type="currency">
            <text:p>$12,000.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01/10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365" calcext:value-type="currency">
            <text:p>$1,365.00</text:p>
          </table:table-cell>
          <table:table-cell/>
          <table:table-cell table:formula="of:=+[.E64]+[.C65]-[.D65]" office:value-type="currency" office:currency="ARS" office:value="13365" calcext:value-type="currency">
            <text:p>$13,365.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01/10/17</text:p>
          </table:table-cell>
          <table:table-cell office:value-type="string" calcext:value-type="string">
            <text:p>Alq. Enero / 2017</text:p>
          </table:table-cell>
          <table:table-cell/>
          <table:table-cell office:value-type="currency" office:currency="ARS" office:value="8300" calcext:value-type="currency">
            <text:p>$8,300.00</text:p>
          </table:table-cell>
          <table:table-cell table:formula="of:=+[.E65]+[.C66]-[.D66]" office:value-type="currency" office:currency="ARS" office:value="5065" calcext:value-type="currency">
            <text:p>$5,065.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01/10/17</text:p>
          </table:table-cell>
          <table:table-cell office:value-type="string" calcext:value-type="string">
            <text:p>Compra utensilios de bar ( David &amp; Jols )</text:p>
          </table:table-cell>
          <table:table-cell/>
          <table:table-cell office:value-type="currency" office:currency="ARS" office:value="3700" calcext:value-type="currency">
            <text:p>$3,700.00</text:p>
          </table:table-cell>
          <table:table-cell table:formula="of:=+[.E66]+[.C67]-[.D67]" office:value-type="currency" office:currency="ARS" office:value="1365" calcext:value-type="currency">
            <text:p>$1,365.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01/10/17</text:p>
          </table:table-cell>
          <table:table-cell office:value-type="string" calcext:value-type="string">
            <text:p>Compra Utensilios de baño ( Quimica Dalton )</text:p>
          </table:table-cell>
          <table:table-cell/>
          <table:table-cell office:value-type="currency" office:currency="ARS" office:value="1365" calcext:value-type="currency">
            <text:p>$1,365.00</text:p>
          </table:table-cell>
          <table:table-cell table:formula="of:=+[.E67]+[.C68]-[.D68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01/12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20" calcext:value-type="currency">
            <text:p>$320.00</text:p>
          </table:table-cell>
          <table:table-cell/>
          <table:table-cell table:formula="of:=+[.E68]+[.C69]-[.D69]" office:value-type="currency" office:currency="ARS" office:value="320" calcext:value-type="currency">
            <text:p>$320.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01/1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4" calcext:value-type="currency">
            <text:p>$504.00</text:p>
          </table:table-cell>
          <table:table-cell/>
          <table:table-cell table:formula="of:=+[.E69]+[.C70]-[.D70]" office:value-type="currency" office:currency="ARS" office:value="824" calcext:value-type="currency">
            <text:p>$824.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01/12/17</text:p>
          </table:table-cell>
          <table:table-cell office:value-type="string" calcext:value-type="string">
            <text:p>Cartel con numeración frente</text:p>
          </table:table-cell>
          <table:table-cell/>
          <table:table-cell office:value-type="currency" office:currency="ARS" office:value="320" calcext:value-type="currency">
            <text:p>$320.00</text:p>
          </table:table-cell>
          <table:table-cell table:formula="of:=+[.E70]+[.C71]-[.D71]" office:value-type="currency" office:currency="ARS" office:value="504" calcext:value-type="currency">
            <text:p>$504.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01/12/17</text:p>
          </table:table-cell>
          <table:table-cell office:value-type="string" calcext:value-type="string">
            <text:p>Espejos baño</text:p>
          </table:table-cell>
          <table:table-cell/>
          <table:table-cell office:value-type="currency" office:currency="ARS" office:value="504" calcext:value-type="currency">
            <text:p>$504.00</text:p>
          </table:table-cell>
          <table:table-cell table:formula="of:=+[.E71]+[.C72]-[.D72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13" calcext:value-type="date">
            <text:p>01/13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500" calcext:value-type="currency">
            <text:p>$2,500.00</text:p>
          </table:table-cell>
          <table:table-cell/>
          <table:table-cell table:formula="of:=+[.E72]+[.C73]-[.D73]" office:value-type="currency" office:currency="ARS" office:value="2500" calcext:value-type="currency">
            <text:p>$2,500.00</text:p>
          </table:table-cell>
          <table:table-cell table:number-columns-repeated="8"/>
        </table:table-row>
        <table:table-row table:style-name="ro1">
          <table:table-cell office:value-type="date" office:date-value="2017-01-13" calcext:value-type="date">
            <text:p>01/13/17</text:p>
          </table:table-cell>
          <table:table-cell office:value-type="string" calcext:value-type="string">
            <text:p>A cuenta mesas, sillas ( $9480 - $2500)</text:p>
          </table:table-cell>
          <table:table-cell/>
          <table:table-cell office:value-type="currency" office:currency="ARS" office:value="2500" calcext:value-type="currency">
            <text:p>$2,500.00</text:p>
          </table:table-cell>
          <table:table-cell table:formula="of:=+[.E73]+[.C74]-[.D74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01/14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00" calcext:value-type="currency">
            <text:p>$800.00</text:p>
          </table:table-cell>
          <table:table-cell/>
          <table:table-cell table:formula="of:=+[.E74]+[.C75]-[.D75]" office:value-type="currency" office:currency="ARS" office:value="800" calcext:value-type="currency">
            <text:p>$800.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01/14/17</text:p>
          </table:table-cell>
          <table:table-cell office:value-type="string" calcext:value-type="string">
            <text:p>6 Toma corrientes </text:p>
          </table:table-cell>
          <table:table-cell/>
          <table:table-cell office:value-type="currency" office:currency="ARS" office:value="400" calcext:value-type="currency">
            <text:p>$400.00</text:p>
          </table:table-cell>
          <table:table-cell table:formula="of:=+[.E75]+[.C76]-[.D76]" office:value-type="currency" office:currency="ARS" office:value="400" calcext:value-type="currency">
            <text:p>$400.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01/14/17</text:p>
          </table:table-cell>
          <table:table-cell office:value-type="string" calcext:value-type="string">
            <text:p>Mano de obra electricidad</text:p>
          </table:table-cell>
          <table:table-cell/>
          <table:table-cell office:value-type="currency" office:currency="ARS" office:value="400" calcext:value-type="currency">
            <text:p>$400.00</text:p>
          </table:table-cell>
          <table:table-cell table:formula="of:=+[.E76]+[.C77]-[.D77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16" calcext:value-type="date">
            <text:p>01/16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700" calcext:value-type="currency">
            <text:p>$700.00</text:p>
          </table:table-cell>
          <table:table-cell/>
          <table:table-cell table:formula="of:=+[.E77]+[.C78]-[.D78]" office:value-type="currency" office:currency="ARS" office:value="700" calcext:value-type="currency">
            <text:p>$700.00</text:p>
          </table:table-cell>
          <table:table-cell table:number-columns-repeated="8"/>
        </table:table-row>
        <table:table-row table:style-name="ro1">
          <table:table-cell office:value-type="date" office:date-value="2017-01-16" calcext:value-type="date">
            <text:p>01/16/17</text:p>
          </table:table-cell>
          <table:table-cell office:value-type="string" calcext:value-type="string">
            <text:p>Entregado a Ppn ampliacion de Bacha</text:p>
          </table:table-cell>
          <table:table-cell/>
          <table:table-cell office:value-type="currency" office:currency="ARS" office:value="700" calcext:value-type="currency">
            <text:p>$700.00</text:p>
          </table:table-cell>
          <table:table-cell table:formula="of:=+[.E78]+[.C79]-[.D79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17" calcext:value-type="date">
            <text:p>01/17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32" calcext:value-type="currency">
            <text:p>$332.00</text:p>
          </table:table-cell>
          <table:table-cell/>
          <table:table-cell table:formula="of:=+[.E79]+[.C80]-[.D80]" office:value-type="currency" office:currency="ARS" office:value="332" calcext:value-type="currency">
            <text:p>$332.00</text:p>
          </table:table-cell>
          <table:table-cell table:number-columns-repeated="8"/>
        </table:table-row>
        <table:table-row table:style-name="ro1">
          <table:table-cell office:value-type="date" office:date-value="2017-01-17" calcext:value-type="date">
            <text:p>01/17/17</text:p>
          </table:table-cell>
          <table:table-cell office:value-type="string" calcext:value-type="string">
            <text:p>Compra Materiales Inst. De horno ( Darsie )</text:p>
          </table:table-cell>
          <table:table-cell/>
          <table:table-cell office:value-type="currency" office:currency="ARS" office:value="332" calcext:value-type="currency">
            <text:p>$332.00</text:p>
          </table:table-cell>
          <table:table-cell table:formula="of:=+[.E80]+[.C81]-[.D81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01/18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409" calcext:value-type="currency">
            <text:p>$1,409.00</text:p>
          </table:table-cell>
          <table:table-cell/>
          <table:table-cell table:formula="of:=+[.E81]+[.C82]-[.D82]" office:value-type="currency" office:currency="ARS" office:value="1409" calcext:value-type="currency">
            <text:p>$1,409.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01/18/17</text:p>
          </table:table-cell>
          <table:table-cell office:value-type="string" calcext:value-type="string">
            <text:p>Stickers para baño h / m</text:p>
          </table:table-cell>
          <table:table-cell/>
          <table:table-cell office:value-type="currency" office:currency="ARS" office:value="50" calcext:value-type="currency">
            <text:p>$50.00</text:p>
          </table:table-cell>
          <table:table-cell table:formula="of:=+[.E82]+[.C83]-[.D83]" office:value-type="currency" office:currency="ARS" office:value="1359" calcext:value-type="currency">
            <text:p>$1,359.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01/18/17</text:p>
          </table:table-cell>
          <table:table-cell office:value-type="string" calcext:value-type="string">
            <text:p>Filtro de durlock + picos horno</text:p>
          </table:table-cell>
          <table:table-cell/>
          <table:table-cell office:value-type="currency" office:currency="ARS" office:value="259" calcext:value-type="currency">
            <text:p>$259.00</text:p>
          </table:table-cell>
          <table:table-cell table:formula="of:=+[.E83]+[.C84]-[.D84]" office:value-type="currency" office:currency="ARS" office:value="1100" calcext:value-type="currency">
            <text:p>$1,100.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01/18/17</text:p>
          </table:table-cell>
          <table:table-cell office:value-type="string" calcext:value-type="string">
            <text:p>Mano de obra Don Pancho</text:p>
          </table:table-cell>
          <table:table-cell/>
          <table:table-cell office:value-type="currency" office:currency="ARS" office:value="250" calcext:value-type="currency">
            <text:p>$250.00</text:p>
          </table:table-cell>
          <table:table-cell table:formula="of:=+[.E84]+[.C85]-[.D85]" office:value-type="currency" office:currency="ARS" office:value="850" calcext:value-type="currency">
            <text:p>$850.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18" calcext:value-type="date">
            <text:p>01/18/17</text:p>
          </table:table-cell>
          <table:table-cell office:value-type="string" calcext:value-type="string">
            <text:p>Mano de obra Mauricio</text:p>
          </table:table-cell>
          <table:table-cell/>
          <table:table-cell office:value-type="currency" office:currency="ARS" office:value="850" calcext:value-type="currency">
            <text:p>$850.00</text:p>
          </table:table-cell>
          <table:table-cell table:formula="of:=+[.E85]+[.C86]-[.D86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01/19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535" calcext:value-type="currency">
            <text:p>$535.00</text:p>
          </table:table-cell>
          <table:table-cell/>
          <table:table-cell table:formula="of:=+[.E86]+[.C87]-[.D87]" office:value-type="currency" office:currency="ARS" office:value="535" calcext:value-type="currency">
            <text:p>$535.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01/19/17</text:p>
          </table:table-cell>
          <table:table-cell office:value-type="string" calcext:value-type="string">
            <text:p>Materiales instalación máquina de café</text:p>
          </table:table-cell>
          <table:table-cell/>
          <table:table-cell office:value-type="currency" office:currency="ARS" office:value="185" calcext:value-type="currency">
            <text:p>$185.00</text:p>
          </table:table-cell>
          <table:table-cell table:formula="of:=+[.E87]+[.C88]-[.D88]" office:value-type="currency" office:currency="ARS" office:value="350" calcext:value-type="currency">
            <text:p>$350.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01/19/17</text:p>
          </table:table-cell>
          <table:table-cell office:value-type="string" calcext:value-type="string">
            <text:p>Mano de obra Don Pancho inst. Maq. Café</text:p>
          </table:table-cell>
          <table:table-cell/>
          <table:table-cell office:value-type="currency" office:currency="ARS" office:value="350" calcext:value-type="currency">
            <text:p>$350.00</text:p>
          </table:table-cell>
          <table:table-cell table:formula="of:=+[.E88]+[.C89]-[.D89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01/20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550" calcext:value-type="currency">
            <text:p>$550.00</text:p>
          </table:table-cell>
          <table:table-cell/>
          <table:table-cell table:formula="of:=+[.E89]+[.C90]-[.D90]" office:value-type="currency" office:currency="ARS" office:value="550" calcext:value-type="currency">
            <text:p>$550.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01/20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4480" calcext:value-type="currency">
            <text:p>$4,480.00</text:p>
          </table:table-cell>
          <table:table-cell/>
          <table:table-cell table:formula="of:=+[.E90]+[.C91]-[.D91]" office:value-type="currency" office:currency="ARS" office:value="5030" calcext:value-type="currency">
            <text:p>$5,030.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01/20/17</text:p>
          </table:table-cell>
          <table:table-cell office:value-type="string" calcext:value-type="string">
            <text:p>Materiales y mano de obra Don Pancho (Inodoro)</text:p>
          </table:table-cell>
          <table:table-cell/>
          <table:table-cell office:value-type="currency" office:currency="ARS" office:value="550" calcext:value-type="currency">
            <text:p>$550.00</text:p>
          </table:table-cell>
          <table:table-cell table:formula="of:=+[.E91]+[.C92]-[.D92]" office:value-type="currency" office:currency="ARS" office:value="4480" calcext:value-type="currency">
            <text:p>$4,480.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01/20/17</text:p>
          </table:table-cell>
          <table:table-cell office:value-type="string" calcext:value-type="string">
            <text:p>Inodoro baño hombres ( Darsie )</text:p>
          </table:table-cell>
          <table:table-cell/>
          <table:table-cell office:value-type="currency" office:currency="ARS" office:value="2080" calcext:value-type="currency">
            <text:p>$2,080.00</text:p>
          </table:table-cell>
          <table:table-cell table:formula="of:=+[.E92]+[.C93]-[.D93]" office:value-type="currency" office:currency="ARS" office:value="2400" calcext:value-type="currency">
            <text:p>$2,400.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20" calcext:value-type="date">
            <text:p>01/20/17</text:p>
          </table:table-cell>
          <table:table-cell office:value-type="string" calcext:value-type="string">
            <text:p>Instalación heladera + repuesto buje</text:p>
          </table:table-cell>
          <table:table-cell/>
          <table:table-cell office:value-type="currency" office:currency="ARS" office:value="2400" calcext:value-type="currency">
            <text:p>$2,400.00</text:p>
          </table:table-cell>
          <table:table-cell table:formula="of:=+[.E93]+[.C94]-[.D94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01/23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185" calcext:value-type="currency">
            <text:p>$1,185.00</text:p>
          </table:table-cell>
          <table:table-cell/>
          <table:table-cell table:formula="of:=+[.E94]+[.C95]-[.D95]" office:value-type="currency" office:currency="ARS" office:value="1185" calcext:value-type="currency">
            <text:p>$1,185.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01/23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,000.00</text:p>
          </table:table-cell>
          <table:table-cell/>
          <table:table-cell table:formula="of:=+[.E95]+[.C96]-[.D96]" office:value-type="currency" office:currency="ARS" office:value="3185" calcext:value-type="currency">
            <text:p>$3,185.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01/23/17</text:p>
          </table:table-cell>
          <table:table-cell office:value-type="string" calcext:value-type="string">
            <text:p>Delantales por 3</text:p>
          </table:table-cell>
          <table:table-cell/>
          <table:table-cell office:value-type="currency" office:currency="ARS" office:value="625" calcext:value-type="currency">
            <text:p>$625.00</text:p>
          </table:table-cell>
          <table:table-cell table:formula="of:=+[.E96]+[.C97]-[.D97]" office:value-type="currency" office:currency="ARS" office:value="2560" calcext:value-type="currency">
            <text:p>$2,560.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01/23/17</text:p>
          </table:table-cell>
          <table:table-cell office:value-type="string" calcext:value-type="string">
            <text:p>Luces led para local por 4</text:p>
          </table:table-cell>
          <table:table-cell/>
          <table:table-cell office:value-type="currency" office:currency="ARS" office:value="520" calcext:value-type="currency">
            <text:p>$520.00</text:p>
          </table:table-cell>
          <table:table-cell table:formula="of:=+[.E97]+[.C98]-[.D98]" office:value-type="currency" office:currency="ARS" office:value="2040" calcext:value-type="currency">
            <text:p>$2,040.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01/23/17</text:p>
          </table:table-cell>
          <table:table-cell office:value-type="string" calcext:value-type="string">
            <text:p>Quita esmalte</text:p>
          </table:table-cell>
          <table:table-cell/>
          <table:table-cell office:value-type="currency" office:currency="ARS" office:value="40" calcext:value-type="currency">
            <text:p>$40.00</text:p>
          </table:table-cell>
          <table:table-cell table:formula="of:=+[.E98]+[.C99]-[.D99]" office:value-type="currency" office:currency="ARS" office:value="2000" calcext:value-type="currency">
            <text:p>$2,000.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23" calcext:value-type="date">
            <text:p>01/23/17</text:p>
          </table:table-cell>
          <table:table-cell office:value-type="string" calcext:value-type="string">
            <text:p>Entrega a Ppn a cta. Trabajo + compra mat. Debajo <text:s/>Bacha</text:p>
          </table:table-cell>
          <table:table-cell/>
          <table:table-cell office:value-type="currency" office:currency="ARS" office:value="2000" calcext:value-type="currency">
            <text:p>$2,000.00</text:p>
          </table:table-cell>
          <table:table-cell table:formula="of:=+[.E99]+[.C100]-[.D100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01/24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481.78" calcext:value-type="currency">
            <text:p>$2,481.78</text:p>
          </table:table-cell>
          <table:table-cell/>
          <table:table-cell table:formula="of:=+[.E100]+[.C101]-[.D101]" office:value-type="currency" office:currency="ARS" office:value="2481.78" calcext:value-type="currency">
            <text:p>$2,481.7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01/24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7215" calcext:value-type="currency">
            <text:p>$7,215.00</text:p>
          </table:table-cell>
          <table:table-cell/>
          <table:table-cell table:formula="of:=+[.E101]+[.C102]-[.D102]" office:value-type="currency" office:currency="ARS" office:value="9696.78" calcext:value-type="currency">
            <text:p>$9,696.7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01/24/17</text:p>
          </table:table-cell>
          <table:table-cell office:value-type="string" calcext:value-type="string">
            <text:p>6 Jarras y 1 Pela papa</text:p>
          </table:table-cell>
          <table:table-cell/>
          <table:table-cell office:value-type="currency" office:currency="ARS" office:value="332.5" calcext:value-type="currency">
            <text:p>$332.50</text:p>
          </table:table-cell>
          <table:table-cell table:formula="of:=+[.E102]+[.C103]-[.D103]" office:value-type="currency" office:currency="ARS" office:value="9364.28" calcext:value-type="currency">
            <text:p>$9,364.2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01/24/17</text:p>
          </table:table-cell>
          <table:table-cell office:value-type="string" calcext:value-type="string">
            <text:p>Tablas, cubiertos, platos,tazas</text:p>
          </table:table-cell>
          <table:table-cell/>
          <table:table-cell office:value-type="currency" office:currency="ARS" office:value="1334.28" calcext:value-type="currency">
            <text:p>$1,334.28</text:p>
          </table:table-cell>
          <table:table-cell table:formula="of:=+[.E103]+[.C104]-[.D104]" office:value-type="currency" office:currency="ARS" office:value="8030" calcext:value-type="currency">
            <text:p>$8,030.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01/24/17</text:p>
          </table:table-cell>
          <table:table-cell office:value-type="string" calcext:value-type="string">
            <text:p>Protector, diluyente, pincel</text:p>
          </table:table-cell>
          <table:table-cell/>
          <table:table-cell office:value-type="currency" office:currency="ARS" office:value="815" calcext:value-type="currency">
            <text:p>$815.00</text:p>
          </table:table-cell>
          <table:table-cell table:formula="of:=+[.E104]+[.C105]-[.D105]" office:value-type="currency" office:currency="ARS" office:value="7215" calcext:value-type="currency">
            <text:p>$7,215.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01/24/17</text:p>
          </table:table-cell>
          <table:table-cell office:value-type="string" calcext:value-type="string">
            <text:p>Saldo de mesas,sillas,bancos</text:p>
          </table:table-cell>
          <table:table-cell/>
          <table:table-cell office:value-type="currency" office:currency="ARS" office:value="6980" calcext:value-type="currency">
            <text:p>$6,980.00</text:p>
          </table:table-cell>
          <table:table-cell table:formula="of:=+[.E105]+[.C106]-[.D106]" office:value-type="currency" office:currency="ARS" office:value="235.000000000001" calcext:value-type="currency">
            <text:p>$235.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24" calcext:value-type="date">
            <text:p>01/24/17</text:p>
          </table:table-cell>
          <table:table-cell office:value-type="string" calcext:value-type="string">
            <text:p>L bajo mesada, tornillos, picos horno</text:p>
          </table:table-cell>
          <table:table-cell/>
          <table:table-cell office:value-type="currency" office:currency="ARS" office:value="235" calcext:value-type="currency">
            <text:p>$235.00</text:p>
          </table:table-cell>
          <table:table-cell table:formula="of:=+[.E106]+[.C107]-[.D107]" office:value-type="currency" office:currency="ARS" office:value="0.000000000000909494701772928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26" calcext:value-type="date">
            <text:p>01/26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" calcext:value-type="currency">
            <text:p>$250.00</text:p>
          </table:table-cell>
          <table:table-cell/>
          <table:table-cell table:formula="of:=+[.E107]+[.C108]-[.D108]" office:value-type="currency" office:currency="ARS" office:value="250.000000000001" calcext:value-type="currency">
            <text:p>$250.00</text:p>
          </table:table-cell>
          <table:table-cell table:number-columns-repeated="8"/>
        </table:table-row>
        <table:table-row table:style-name="ro1">
          <table:table-cell office:value-type="date" office:date-value="2017-01-26" calcext:value-type="date">
            <text:p>01/26/17</text:p>
          </table:table-cell>
          <table:table-cell office:value-type="string" calcext:value-type="string">
            <text:p>Flete de muebles</text:p>
          </table:table-cell>
          <table:table-cell/>
          <table:table-cell office:value-type="currency" office:currency="ARS" office:value="250" calcext:value-type="currency">
            <text:p>$250.00</text:p>
          </table:table-cell>
          <table:table-cell table:formula="of:=+[.E108]+[.C109]-[.D109]" office:value-type="currency" office:currency="ARS" office:value="0.000000000000909494701772928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01/27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83" calcext:value-type="currency">
            <text:p>$283.00</text:p>
          </table:table-cell>
          <table:table-cell/>
          <table:table-cell table:formula="of:=+[.E109]+[.C110]-[.D110]" office:value-type="currency" office:currency="ARS" office:value="283.000000000001" calcext:value-type="currency">
            <text:p>$283.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01/27/17</text:p>
          </table:table-cell>
          <table:table-cell office:value-type="string" calcext:value-type="string">
            <text:p>Bordado de logo en delantales</text:p>
          </table:table-cell>
          <table:table-cell/>
          <table:table-cell office:value-type="currency" office:currency="ARS" office:value="80" calcext:value-type="currency">
            <text:p>$80.00</text:p>
          </table:table-cell>
          <table:table-cell table:formula="of:=+[.E110]+[.C111]-[.D111]" office:value-type="currency" office:currency="ARS" office:value="203.000000000001" calcext:value-type="currency">
            <text:p>$203.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01/27/17</text:p>
          </table:table-cell>
          <table:table-cell office:value-type="string" calcext:value-type="string">
            <text:p>Posa vasos de corcho</text:p>
          </table:table-cell>
          <table:table-cell/>
          <table:table-cell office:value-type="currency" office:currency="ARS" office:value="203" calcext:value-type="currency">
            <text:p>$203.00</text:p>
          </table:table-cell>
          <table:table-cell table:formula="of:=+[.E111]+[.C112]-[.D112]" office:value-type="currency" office:currency="ARS" office:value="0.000000000000909494701772928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01/28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630" calcext:value-type="currency">
            <text:p>$3,630.00</text:p>
          </table:table-cell>
          <table:table-cell/>
          <table:table-cell table:formula="of:=+[.E112]+[.C113]-[.D113]" office:value-type="currency" office:currency="ARS" office:value="3630" calcext:value-type="currency">
            <text:p>$3,630.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01/28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8.43" calcext:value-type="currency">
            <text:p>$508.43</text:p>
          </table:table-cell>
          <table:table-cell/>
          <table:table-cell table:formula="of:=+[.E113]+[.C114]-[.D114]" office:value-type="currency" office:currency="ARS" office:value="4138.43" calcext:value-type="currency">
            <text:p>$4,138.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01/28/17</text:p>
          </table:table-cell>
          <table:table-cell office:value-type="string" calcext:value-type="string">
            <text:p>Pintureria Garcia</text:p>
          </table:table-cell>
          <table:table-cell/>
          <table:table-cell office:value-type="currency" office:currency="ARS" office:value="690" calcext:value-type="currency">
            <text:p>$690.00</text:p>
          </table:table-cell>
          <table:table-cell table:formula="of:=+[.E114]+[.C115]-[.D115]" office:value-type="currency" office:currency="ARS" office:value="3448.43" calcext:value-type="currency">
            <text:p>$3,448.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01/28/17</text:p>
          </table:table-cell>
          <table:table-cell office:value-type="string" calcext:value-type="string">
            <text:p>Fabricio muebles ( bancos plegables x 4 )</text:p>
          </table:table-cell>
          <table:table-cell/>
          <table:table-cell office:value-type="currency" office:currency="ARS" office:value="2670" calcext:value-type="currency">
            <text:p>$2,670.00</text:p>
          </table:table-cell>
          <table:table-cell table:formula="of:=+[.E115]+[.C116]-[.D116]" office:value-type="currency" office:currency="ARS" office:value="778.430000000001" calcext:value-type="currency">
            <text:p>$778.43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28" calcext:value-type="date">
            <text:p>01/28/17</text:p>
          </table:table-cell>
          <table:table-cell office:value-type="string" calcext:value-type="string">
            <text:p>Trasnporte</text:p>
          </table:table-cell>
          <table:table-cell/>
          <table:table-cell office:value-type="currency" office:currency="ARS" office:value="270" calcext:value-type="currency">
            <text:p>$270.00</text:p>
          </table:table-cell>
          <table:table-cell table:formula="of:=+[.E116]+[.C117]-[.D117]" office:value-type="currency" office:currency="ARS" office:value="508.430000000001" calcext:value-type="currency">
            <text:p>$508.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01/28/17</text:p>
          </table:table-cell>
          <table:table-cell office:value-type="string" calcext:value-type="string">
            <text:p>Casa rayo ( 4 tomas, pasa cabble )</text:p>
          </table:table-cell>
          <table:table-cell/>
          <table:table-cell office:value-type="currency" office:currency="ARS" office:value="408.43" calcext:value-type="currency">
            <text:p>$408.43</text:p>
          </table:table-cell>
          <table:table-cell table:formula="of:=+[.E117]+[.C118]-[.D118]" office:value-type="currency" office:currency="ARS" office:value="100.000000000001" calcext:value-type="currency">
            <text:p>$100.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01/28/17</text:p>
          </table:table-cell>
          <table:table-cell office:value-type="string" calcext:value-type="string">
            <text:p>Maincable ( cable x 6 mts de2,5 )</text:p>
          </table:table-cell>
          <table:table-cell/>
          <table:table-cell office:value-type="currency" office:currency="ARS" office:value="60" calcext:value-type="currency">
            <text:p>$60.00</text:p>
          </table:table-cell>
          <table:table-cell table:formula="of:=+[.E118]+[.C119]-[.D119]" office:value-type="currency" office:currency="ARS" office:value="40.0000000000012" calcext:value-type="currency">
            <text:p>$40.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01/28/17</text:p>
          </table:table-cell>
          <table:table-cell office:value-type="string" calcext:value-type="string">
            <text:p>Guido Bulon ( Tornillos )</text:p>
          </table:table-cell>
          <table:table-cell/>
          <table:table-cell office:value-type="currency" office:currency="ARS" office:value="40" calcext:value-type="currency">
            <text:p>$40.00</text:p>
          </table:table-cell>
          <table:table-cell table:formula="of:=+[.E119]+[.C120]-[.D120]" office:value-type="currency" office:currency="ARS" office:value="0.00000000000119371179607697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2/06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723" calcext:value-type="currency">
            <text:p>$723.00</text:p>
          </table:table-cell>
          <table:table-cell/>
          <table:table-cell office:value-type="currency" office:currency="ARS" office:value="723" calcext:value-type="currency">
            <text:p>$723.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2/06/17</text:p>
          </table:table-cell>
          <table:table-cell office:value-type="string" calcext:value-type="string">
            <text:p>Materiales tablero eléctrico</text:p>
          </table:table-cell>
          <table:table-cell/>
          <table:table-cell office:value-type="currency" office:currency="ARS" office:value="300" calcext:value-type="currency">
            <text:p>$300.00</text:p>
          </table:table-cell>
          <table:table-cell office:value-type="currency" office:currency="ARS" office:value="0" calcext:value-type="currency">
            <text:p>$0.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2-06" calcext:value-type="date">
            <text:p>02/06/17</text:p>
          </table:table-cell>
          <table:table-cell office:value-type="string" calcext:value-type="string">
            <text:p>Mano de obra electricista de Charles</text:p>
          </table:table-cell>
          <table:table-cell/>
          <table:table-cell office:value-type="currency" office:currency="ARS" office:value="200" calcext:value-type="currency">
            <text:p>$200.00</text:p>
          </table:table-cell>
          <table:table-cell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2/06/17</text:p>
          </table:table-cell>
          <table:table-cell office:value-type="string" calcext:value-type="string">
            <text:p>Perilla para el baño de hombres</text:p>
          </table:table-cell>
          <table:table-cell/>
          <table:table-cell office:value-type="currency" office:currency="ARS" office:value="233" calcext:value-type="currency">
            <text:p>$233.00</text:p>
          </table:table-cell>
          <table:table-cell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 table:number-rows-repeated="2">
          <table:table-cell table:style-name="ce139"/>
          <table:table-cell table:number-columns-repeated="12"/>
        </table:table-row>
        <table:table-row table:style-name="ro1">
          <table:table-cell table:style-name="Default"/>
          <table:table-cell table:style-name="Default" office:value-type="string" calcext:value-type="string">
            <text:p>Invertido a la fecha</text:p>
          </table:table-cell>
          <table:table-cell table:style-name="ce257" table:formula="of:=SUM([.C3:.C126])" office:value-type="currency" office:currency="ARS" office:value="114631.68" calcext:value-type="currency">
            <text:p>$114,631.68</text:p>
          </table:table-cell>
          <table:table-cell table:style-name="ce257" table:formula="of:=SUM([.D3:.D126])" office:value-type="currency" office:currency="ARS" office:value="114641.68" calcext:value-type="currency">
            <text:p>$114,641.68</text:p>
          </table:table-cell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Saldo a la fecha</text:p>
          </table:table-cell>
          <table:table-cell table:style-name="ce258" table:formula="of:=+100000-[.C127]" office:value-type="float" office:value="-14631.68" calcext:value-type="float">
            <text:p><text:s/>$ -14,631.68 </text:p>
          </table:table-cell>
          <table:table-cell table:style-name="ce259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ce257" office:value-type="currency" office:currency="ARS" office:value="100000" calcext:value-type="currency">
            <text:p>$100,000.00</text:p>
          </table:table-cell>
          <table:table-cell table:style-name="Default" table:number-columns-repeated="2"/>
          <table:table-cell table:number-columns-repeated="8"/>
        </table:table-row>
      </table:table>
      <table:table table:name="Creditos" table:style-name="ta1">
        <table:table-column table:style-name="co2" table:default-cell-style-name="ce1"/>
        <table:table-column table:style-name="co35" table:default-cell-style-name="ce1"/>
        <table:table-column table:style-name="co2" table:number-columns-repeated="3" table:default-cell-style-name="ce117"/>
        <table:table-row table:style-name="ro1">
          <table:table-cell table:style-name="ce113" office:value-type="string" calcext:value-type="string" table:number-columns-spanned="5" table:number-rows-spanned="1">
            <text:p>Libro Creditos</text:p>
          </table:table-cell>
          <table:covered-table-cell table:style-name="ce9"/>
          <table:covered-table-cell table:number-columns-repeated="3" table:style-name="ce1"/>
        </table:table-row>
        <table:table-row table:style-name="ro1">
          <table:table-cell table:style-name="ce114" office:value-type="string" calcext:value-type="string">
            <text:p>Fecha</text:p>
          </table:table-cell>
          <table:table-cell table:style-name="ce114" office:value-type="string" calcext:value-type="string">
            <text:p>Concepto</text:p>
          </table:table-cell>
          <table:table-cell table:style-name="ce114" office:value-type="string" calcext:value-type="string">
            <text:p>Ingreso</text:p>
          </table:table-cell>
          <table:table-cell table:style-name="ce114" office:value-type="string" calcext:value-type="string">
            <text:p>Egreso</text:p>
          </table:table-cell>
          <table:table-cell table:style-name="ce114" office:value-type="string" calcext:value-type="string">
            <text:p>Saldo</text:p>
          </table:table-cell>
        </table:table-row>
        <table:table-row table:style-name="ro1">
          <table:table-cell table:style-name="ce115" office:value-type="date" office:date-value="2017-01-06" calcext:value-type="date">
            <text:p>06/01/17</text:p>
          </table:table-cell>
          <table:table-cell office:value-type="string" calcext:value-type="string">
            <text:p>Zarate 6 cuotas</text:p>
          </table:table-cell>
          <table:table-cell office:value-type="currency" office:currency="ARS" office:value="3391.4" calcext:value-type="currency">
            <text:p>$3.391,40</text:p>
          </table:table-cell>
          <table:table-cell/>
          <table:table-cell table:formula="of:=+[.C3]-[.D3]" office:value-type="currency" office:currency="ARS" office:value="3391.4" calcext:value-type="currency">
            <text:p>$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Jugueras Kuvings 5 cuota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3]+[.C4]-[.D4]" office:value-type="currency" office:currency="ARS" office:value="13391.4" calcext:value-type="currency">
            <text:p>$1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Heladera bajo mesada 5 cuotas</text:p>
          </table:table-cell>
          <table:table-cell office:value-type="currency" office:currency="ARS" office:value="20000" calcext:value-type="currency">
            <text:p>$20.000,00</text:p>
          </table:table-cell>
          <table:table-cell/>
          <table:table-cell table:formula="of:=+[.E4]+[.C5]-[.D5]" office:value-type="currency" office:currency="ARS" office:value="33391.4" calcext:value-type="currency">
            <text:p>$3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Bacha 5 cuotas</text:p>
          </table:table-cell>
          <table:table-cell office:value-type="currency" office:currency="ARS" office:value="5000" calcext:value-type="currency">
            <text:p>$5.000,00</text:p>
          </table:table-cell>
          <table:table-cell/>
          <table:table-cell table:formula="of:=+[.E5]+[.C6]-[.D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6]+[.C7]-[.D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7]+[.C8]-[.D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8]+[.C9]-[.D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9]+[.C10]-[.D1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0]+[.C11]-[.D1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1]+[.C12]-[.D1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2]+[.C13]-[.D1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3]+[.C14]-[.D1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4]+[.C15]-[.D15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5]+[.C16]-[.D1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6]+[.C17]-[.D1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7]+[.C18]-[.D1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8]+[.C19]-[.D1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9]+[.C20]-[.D2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0]+[.C21]-[.D2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1]+[.C22]-[.D2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2]+[.C23]-[.D2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3]+[.C24]-[.D2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style-name="Default" table:number-columns-repeated="2"/>
          <table:table-cell table:style-name="ce120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1P0" style:volatile="true">
      <number:number number:decimal-places="2" loext:min-decimal-places="2" number:min-integer-digits="1" number:grouping="true"/>
      <number:text> </number:text>
    </number:number-style>
    <number:number-style style:name="N131">
      <number:text>-</number:text>
      <number:number number:decimal-places="2" loext:min-decimal-places="2" number:min-integer-digits="1" number:grouping="true"/>
      <number:text> </number:text>
      <style:map style:condition="value()&gt;=0" style:apply-style-name="N131P0"/>
    </number:number-style>
    <number:currency-style style:name="N135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35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35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37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37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37P0"/>
    </number:currency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25"/>
  </office:styles>
  <office:automatic-styles>
    <style:page-layout style:name="Mpm1">
      <style:page-layout-properties fo:page-width="651.94pt" fo:page-height="841.89pt" style:num-format="1" style:print-orientation="portrait" style:shadow="none" fo:background-color="transparent" style:print-page-order="ltr" loext:scale-to-X="1" loext:scale-to-Y="1" style:table-centering="horizontal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/00/0000</text:date>, <text:time style:data-style-name="N2" text:time-value="15:09:47.9181248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7-02-06T15:23:25.031880553</dc:date>
    <meta:editing-duration>PT17H23M47S</meta:editing-duration>
    <meta:editing-cycles>350</meta:editing-cycles>
    <meta:generator>LibreOffice/5.1.5.2$Linux_x86 LibreOffice_project/10m0$Build-2</meta:generator>
    <meta:document-statistic meta:table-count="10" meta:cell-count="1787" meta:object-count="0"/>
  </office:meta>
</office:document-meta>
</file>